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1B1A0C25.png" manifest:media-type="image/png"/>
  <manifest:file-entry manifest:full-path="Pictures/1000020100000108000000ECE0443F9F.png" manifest:media-type="image/png"/>
  <manifest:file-entry manifest:full-path="Pictures/100002010000034E0000018AD535E585.png" manifest:media-type="image/png"/>
  <manifest:file-entry manifest:full-path="Pictures/1000020100000258000001CD2B882D5E.png" manifest:media-type="image/png"/>
  <manifest:file-entry manifest:full-path="Pictures/1000020100000258000001C23F07CDD0.png" manifest:media-type="image/png"/>
  <manifest:file-entry manifest:full-path="Pictures/100002010000012C0000012CC1E2E9E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f0f0f" draw:marker-start-width="0.276cm" draw:marker-end-width="0.276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8d8d8d" draw:textarea-horizontal-align="center" draw:textarea-vertical-align="middle"/>
    </style:style>
    <style:style style:name="gr3" style:family="graphic" style:parent-style-name="standard">
      <style:graphic-properties draw:stroke="solid" svg:stroke-color="#8d8d8d" draw:fill="solid" draw:fill-color="#8d8d8d" draw:textarea-horizontal-align="center" draw:textarea-vertical-align="middle"/>
    </style:style>
    <style:style style:name="gr4" style:family="graphic" style:parent-style-name="standard">
      <style:graphic-properties draw:stroke="solid" svg:stroke-color="#8d8d8d" draw:fill="none" draw:fill-color="#8d8d8d" draw:textarea-horizontal-align="center" draw:textarea-vertical-align="middle"/>
    </style:style>
    <style:style style:name="gr5" style:family="graphic" style:parent-style-name="standard">
      <style:graphic-properties draw:stroke="solid" svg:stroke-color="#0f0f0f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solid" svg:stroke-color="#0f0f0f" draw:fill="solid" draw:fill-color="#0f0f0f" draw:textarea-horizontal-align="center" draw:textarea-vertical-align="middle"/>
    </style:style>
    <style:style style:name="gr7" style:family="graphic" style:parent-style-name="standard">
      <style:graphic-properties draw:stroke="solid" svg:stroke-color="#0f0f0f" draw:fill="none" draw:fill-color="#0f0f0f" draw:textarea-horizontal-align="center" draw:textarea-vertical-align="middle"/>
    </style:style>
    <style:style style:name="gr8" style:family="graphic" style:parent-style-name="standard">
      <style:graphic-properties draw:stroke="solid" svg:stroke-color="#0f0f0f" draw:textarea-horizontal-align="center" draw:textarea-vertical-align="middle"/>
    </style:style>
    <style:style style:name="gr9" style:family="graphic" style:parent-style-name="standard">
      <style:graphic-properties draw:stroke="solid" svg:stroke-width="0cm" svg:stroke-color="#8d8d8d" draw:marker-start-width="0.276cm" draw:marker-end-width="0.276cm" draw:textarea-horizontal-align="center" draw:textarea-vertical-align="middle"/>
    </style:style>
    <style:style style:name="gr10" style:family="graphic" style:parent-style-name="standard">
      <style:graphic-properties draw:stroke="solid" svg:stroke-color="#b3b3b3" draw:fill="solid" draw:fill-color="#b3b3b3" draw:textarea-horizontal-align="center" draw:textarea-vertical-align="middle"/>
    </style:style>
    <style:style style:name="gr11" style:family="graphic" style:parent-style-name="standard">
      <style:graphic-properties draw:stroke="solid" svg:stroke-color="#0f0f0f" draw:fill="none" draw:fill-color="#b3b3b3" draw:textarea-horizontal-align="center" draw:textarea-vertical-align="middle"/>
    </style:style>
    <style:style style:name="gr12" style:family="graphic" style:parent-style-name="standard">
      <style:graphic-properties draw:stroke="solid" svg:stroke-color="#00ff00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251cm" fo:min-width="0.142cm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min-height="0.199cm" fo:min-width="0cm" fo:padding-top="0.137cm" fo:padding-bottom="0.137cm" fo:padding-left="0.262cm" fo:padding-right="0.262cm"/>
    </style:style>
    <style:style style:name="gr17" style:family="graphic" style:parent-style-name="standard">
      <style:graphic-properties draw:stroke="none" draw:fill="solid" draw:fill-color="#ccff99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solid" svg:stroke-width="0.025cm" svg:stroke-color="#8d8d8d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stroke="solid"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1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51cm" svg:stroke-color="#ffffff" draw:textarea-horizontal-align="center" draw:textarea-vertical-align="middle" fo:padding-top="0.025cm" fo:padding-bottom="0.025cm" fo:padding-left="0.025cm" fo:padding-right="0.025cm"/>
    </style:style>
    <style:style style:name="gr23" style:family="graphic" style:parent-style-name="standard">
      <style:graphic-properties svg:stroke-width="0.051cm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>
      <style:graphic-properties svg:stroke-width="0.05cm" svg:stroke-color="#999999" draw:marker-start-width="0.275cm" draw:marker-end-width="0.275cm" draw:fill="none" draw:textarea-horizontal-align="justify" draw:textarea-vertical-align="middle" draw:auto-grow-height="false" fo:min-height="3.652cm" fo:min-width="8.099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999999" draw:marker-start-width="0.275cm" draw:marker-end-width="0.275cm" draw:fill="none" draw:textarea-horizontal-align="justify" draw:textarea-vertical-align="middle" draw:auto-grow-height="false" fo:min-height="3.602cm" fo:min-width="8.049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draw:marker-start="Circle" draw:marker-start-width="0.051cm" draw:marker-start-center="true" draw:marker-end="Circle" draw:marker-end-width="0.051cm" draw:marker-end-center="true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svg:stroke-width="0.051cm" draw:marker-start="Circle" draw:marker-start-width="0.051cm" draw:marker-end="Circle" draw:marker-end-width="0.051cm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svg:stroke-width="0.051cm" svg:stroke-color="#3465a4" draw:marker-start="Circle" draw:marker-start-width="0.051cm" draw:marker-start-center="true" draw:marker-end="Circle" draw:marker-end-width="0.051cm" draw:marker-end-center="true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objectwithoutfill">
      <style:graphic-properties svg:stroke-width="0.051cm" svg:stroke-color="#3465a4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standard">
      <style:graphic-properties svg:stroke-width="0.051cm" svg:stroke-color="#3465a4" draw:marker-end="Arrowheads_20_17" draw:marker-end-width="0.153cm" draw:textarea-horizontal-align="center" draw:textarea-vertical-align="middle" fo:padding-top="0.025cm" fo:padding-bottom="0.025cm" fo:padding-left="0.025cm" fo:padding-right="0.025cm"/>
    </style:style>
    <style:style style:name="gr31" style:family="graphic" style:parent-style-name="standard">
      <style:graphic-properties svg:stroke-width="0.051cm" svg:stroke-color="#3465a4" draw:marker-end="Arrowheads_20_18" draw:marker-end-width="0.153cm" draw:textarea-horizontal-align="center" draw:textarea-vertical-align="middle" fo:padding-top="0.025cm" fo:padding-bottom="0.025cm" fo:padding-left="0.025cm" fo:padding-right="0.025cm"/>
    </style:style>
    <style:style style:name="gr32" style:family="graphic" style:parent-style-name="standard">
      <style:graphic-properties draw:stroke="none" svg:stroke-width="0.051cm" svg:stroke-color="#3465a4" draw:marker-end="Arrowheads_20_17" draw:marker-end-width="0.153cm" draw:textarea-horizontal-align="center" draw:textarea-vertical-align="middle"/>
    </style:style>
    <style:style style:name="gr33" style:family="graphic" style:parent-style-name="standard">
      <style:graphic-properties draw:stroke="none" svg:stroke-width="0.051cm" svg:stroke-color="#3465a4" draw:marker-end="Arrowheads_20_18" draw:marker-end-width="0.153cm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179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68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78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31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76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042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05cm" svg:stroke-color="#999999" draw:marker-start-width="0.275cm" draw:marker-end-width="0.275cm" draw:fill="none" draw:textarea-horizontal-align="justify" draw:textarea-vertical-align="middle" draw:auto-grow-height="false" fo:min-height="4.71cm" fo:min-width="8.049cm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999999" draw:marker-start-width="0.275cm" draw:marker-end-width="0.275cm" draw:fill="none" draw:textarea-horizontal-align="justify" draw:textarea-vertical-align="middle" draw:auto-grow-height="false" fo:min-height="3.094cm" fo:min-width="8.049cm" fo:padding-top="0.15cm" fo:padding-bottom="0.15cm" fo:padding-left="0.275cm" fo:padding-right="0.275cm"/>
    </style:style>
    <style:style style:name="gr45" style:family="graphic" style:parent-style-name="standard" style:list-style-name="L2">
      <style:graphic-properties draw:stroke="solid" draw:stroke-dash="Dashed_20__28_var_29__20_2" svg:stroke-width="0.051cm" svg:stroke-color="#0f0f0f" draw:marker-start="" draw:marker-start-width="0.452cm" draw:marker-start-center="false" draw:marker-end="" draw:marker-end-width="0.452cm" draw:marker-end-center="false" svg:stroke-opacity="100%" draw:stroke-linejoin="round" draw:fill="solid" draw:fill-color="#cc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solid" draw:fill-color="#0f0f0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solid" draw:fill-color="#0f0f0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none" draw:fill-color="#0f0f0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solid" draw:fill-color="#0f0f0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none" draw:fill-color="#0f0f0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textarea-horizontal-align="justify" draw:textarea-vertical-align="middle" draw:auto-grow-height="false" fo:min-height="0.903cm" fo:min-width="0.2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46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85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4cm"/>
    </style:style>
    <style:style style:name="gr58" style:family="graphic" style:parent-style-name="standard">
      <style:graphic-properties draw:textarea-horizontal-align="justify" draw:textarea-vertical-align="middle" draw:auto-grow-height="false" fo:min-height="0.759cm" fo:min-width="0.13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08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087cm"/>
    </style:style>
    <style:style style:name="P1" style:family="paragraph">
      <style:paragraph-properties fo:text-align="center"/>
    </style:style>
    <style:style style:name="P2" style:family="paragraph">
      <style:text-properties fo:color="#0f0f0f" style:text-outline="false" style:text-line-through-style="none" style:text-line-through-type="none" fo:font-size="6pt" fo:font-style="normal" fo:text-shadow="none" style:text-underline-style="none" fo:font-weight="bold" style:text-underline-mode="continuous" style:text-overline-mode="continuous" style:text-line-through-mode="continuous" style:font-size-asian="6pt" style:font-weight-asian="bold" style:font-size-complex="6pt" style:font-weight-complex="bold" style:text-scale="100%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text-properties style:font-name="Courier New" fo:font-size="8pt" fo:font-style="italic" style:font-size-asian="8pt" style:font-style-asian="italic" style:font-size-complex="8pt" style:font-style-complex="italic"/>
    </style:style>
    <style:style style:name="T1" style:family="text">
      <style:text-properties fo:color="#0f0f0f" style:text-outline="false" style:text-line-through-style="none" style:text-line-through-type="none" fo:font-size="6pt" fo:font-style="normal" fo:text-shadow="none" style:text-underline-style="none" fo:font-weight="bold" style:text-underline-mode="continuous" style:text-overline-mode="continuous" style:text-line-through-mode="continuous" style:font-size-asian="6pt" style:font-weight-asian="bold" style:font-size-complex="6pt" style:font-weight-complex="bold" style:text-scale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Courier New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polygon draw:style-name="gr1" draw:text-style-name="P1" draw:layer="layout" svg:width="1.553cm" svg:height="0.953cm" svg:x="11.932cm" svg:y="6.412cm" svg:viewBox="0 0 1554 954" draw:points="0,954 1554,954 1554,0 0,0">
            <text:p/>
          </draw:polygon>
          <draw:line draw:style-name="gr2" draw:text-style-name="P1" draw:layer="layout" svg:x1="11.697cm" svg:y1="6.889cm" svg:x2="12.409cm" svg:y2="6.889cm">
            <text:p/>
          </draw:line>
          <draw:polygon draw:style-name="gr3" draw:text-style-name="P1" draw:layer="layout" svg:width="0.178cm" svg:height="0.18cm" svg:x="12.38cm" svg:y="6.799cm" svg:viewBox="0 0 179 181" draw:points="0,181 0,0 179,90">
            <text:p/>
          </draw:polygon>
          <draw:polygon draw:style-name="gr4" draw:text-style-name="P1" draw:layer="layout" svg:width="0.178cm" svg:height="0.18cm" svg:x="12.38cm" svg:y="6.799cm" svg:viewBox="0 0 179 181" draw:points="179,90 0,181 0,0">
            <text:p/>
          </draw:polygon>
          <draw:polygon draw:style-name="gr5" draw:text-style-name="P1" draw:layer="layout" svg:width="0.476cm" svg:height="0.478cm" svg:x="12.649cm" svg:y="6.65cm" svg:viewBox="0 0 477 479" draw:points="0,479 477,479 477,0 0,0">
            <text:p/>
          </draw:polygon>
        </draw:g>
        <draw:g xml:id="id1" draw:id="id1">
          <draw:polygon draw:style-name="gr1" draw:text-style-name="P1" draw:layer="layout" svg:width="1.553cm" svg:height="0.956cm" svg:x="6.125cm" svg:y="6.509cm" svg:viewBox="0 0 1554 957" draw:points="0,957 1554,957 1554,0 0,0">
            <text:p/>
          </draw:polygon>
          <draw:polygon draw:style-name="gr6" draw:text-style-name="P1" draw:layer="layout" svg:width="0.167cm" svg:height="0.083cm" svg:x="7.355cm" svg:y="6.902cm" svg:viewBox="0 0 168 84" draw:points="168,84 84,0 0,84">
            <text:p/>
          </draw:polygon>
          <draw:polygon draw:style-name="gr6" draw:text-style-name="P1" draw:layer="layout" svg:width="0.167cm" svg:height="0.083cm" svg:x="7.355cm" svg:y="6.986cm" svg:viewBox="0 0 168 84" draw:points="168,0 0,0 84,84">
            <text:p/>
          </draw:polygon>
          <draw:polygon draw:style-name="gr7" draw:text-style-name="P1" draw:layer="layout" svg:width="0.167cm" svg:height="0.167cm" svg:x="7.355cm" svg:y="6.902cm" svg:viewBox="0 0 168 168" draw:points="84,168 168,84 84,0 0,84">
            <text:p/>
          </draw:polygon>
          <draw:polygon draw:style-name="gr6" draw:text-style-name="P1" draw:layer="layout" svg:width="0.089cm" svg:height="0.089cm" svg:x="7.229cm" svg:y="6.942cm" svg:viewBox="0 0 90 90" draw:points="0,90 0,0 90,44">
            <text:p/>
          </draw:polygon>
          <draw:polygon draw:style-name="gr7" draw:text-style-name="P1" draw:layer="layout" svg:width="0.089cm" svg:height="0.089cm" svg:x="7.229cm" svg:y="6.942cm" svg:viewBox="0 0 90 90" draw:points="90,44 0,90 0,0">
            <text:p/>
          </draw:polygon>
          <draw:polygon draw:style-name="gr3" draw:text-style-name="P1" draw:layer="layout" svg:width="0.178cm" svg:height="0.178cm" svg:x="6.573cm" svg:y="6.898cm" svg:viewBox="0 0 179 179" draw:points="0,179 0,0 179,88">
            <text:p/>
          </draw:polygon>
          <draw:polygon draw:style-name="gr4" draw:text-style-name="P1" draw:layer="layout" svg:width="0.178cm" svg:height="0.178cm" svg:x="6.573cm" svg:y="6.898cm" svg:viewBox="0 0 179 179" draw:points="179,88 0,179 0,0">
            <text:p/>
          </draw:polygon>
          <draw:line draw:style-name="gr8" draw:text-style-name="P1" draw:layer="layout" svg:x1="7.229cm" svg:y1="6.986cm" svg:x2="6.657cm" svg:y2="6.986cm">
            <text:p/>
          </draw:line>
          <draw:line draw:style-name="gr9" draw:text-style-name="P1" draw:layer="layout" svg:x1="5.786cm" svg:y1="6.986cm" svg:x2="6.602cm" svg:y2="6.986cm">
            <text:p/>
          </draw:line>
        </draw:g>
        <draw:g xml:id="id2" draw:id="id2">
          <draw:polygon draw:style-name="gr1" draw:text-style-name="P1" draw:layer="layout" svg:width="1.553cm" svg:height="0.956cm" svg:x="8.986cm" svg:y="6.466cm" svg:viewBox="0 0 1554 957" draw:points="0,957 1554,957 1554,0 0,0">
            <text:p/>
          </draw:polygon>
          <draw:polygon draw:style-name="gr10" draw:text-style-name="P1" draw:layer="layout" svg:width="0.119cm" svg:height="0.119cm" svg:x="10.031cm" svg:y="7.125cm" svg:viewBox="0 0 120 120" draw:points="0,120 84,84 120,0">
            <text:p/>
          </draw:polygon>
          <draw:polygon draw:style-name="gr10" draw:text-style-name="P1" draw:layer="layout" svg:width="0.119cm" svg:height="0.485cm" svg:x="10.031cm" svg:y="6.759cm" svg:viewBox="0 0 120 486" draw:points="0,486 120,366 120,0">
            <text:p/>
          </draw:polygon>
          <draw:polygon draw:style-name="gr10" draw:text-style-name="P1" draw:layer="layout" svg:width="0.119cm" svg:height="0.569cm" svg:x="10.031cm" svg:y="6.675cm" svg:viewBox="0 0 120 570" draw:points="0,570 120,84 84,0">
            <text:p/>
          </draw:polygon>
          <draw:polygon draw:style-name="gr10" draw:text-style-name="P1" draw:layer="layout" svg:width="0.083cm" svg:height="0.604cm" svg:x="10.031cm" svg:y="6.639cm" svg:viewBox="0 0 84 605" draw:points="0,605 84,36 0,0">
            <text:p/>
          </draw:polygon>
          <draw:polygon draw:style-name="gr10" draw:text-style-name="P1" draw:layer="layout" svg:width="0.537cm" svg:height="0.604cm" svg:x="9.493cm" svg:y="6.639cm" svg:viewBox="0 0 538 605" draw:points="538,605 538,0 0,0">
            <text:p/>
          </draw:polygon>
          <draw:polygon draw:style-name="gr10" draw:text-style-name="P1" draw:layer="layout" svg:width="0.621cm" svg:height="0.604cm" svg:x="9.409cm" svg:y="6.639cm" svg:viewBox="0 0 622 605" draw:points="622,605 84,0 0,36">
            <text:p/>
          </draw:polygon>
          <draw:polygon draw:style-name="gr10" draw:text-style-name="P1" draw:layer="layout" svg:width="0.655cm" svg:height="0.569cm" svg:x="9.375cm" svg:y="6.675cm" svg:viewBox="0 0 656 570" draw:points="656,570 34,0 0,84">
            <text:p/>
          </draw:polygon>
          <draw:polygon draw:style-name="gr10" draw:text-style-name="P1" draw:layer="layout" svg:width="0.655cm" svg:height="0.485cm" svg:x="9.375cm" svg:y="6.759cm" svg:viewBox="0 0 656 486" draw:points="656,486 0,0 0,366">
            <text:p/>
          </draw:polygon>
          <draw:polygon draw:style-name="gr10" draw:text-style-name="P1" draw:layer="layout" svg:width="0.655cm" svg:height="0.119cm" svg:x="9.375cm" svg:y="7.125cm" svg:viewBox="0 0 656 120" draw:points="656,120 0,0 34,84">
            <text:p/>
          </draw:polygon>
          <draw:polygon draw:style-name="gr10" draw:text-style-name="P1" draw:layer="layout" svg:width="0.621cm" svg:height="0.035cm" svg:x="9.409cm" svg:y="7.209cm" svg:viewBox="0 0 622 36" draw:points="622,36 0,0 84,36">
            <text:p/>
          </draw:polygon>
          <draw:polygon draw:style-name="gr11" draw:text-style-name="P1" draw:layer="layout" svg:width="0.775cm" svg:height="0.604cm" svg:x="9.375cm" svg:y="6.639cm" svg:viewBox="0 0 776 605" draw:points="118,605 656,605 776,486 776,120 656,0 118,0 0,120 0,486">
            <text:p/>
          </draw:polygon>
          <draw:polygon draw:style-name="gr6" draw:text-style-name="P1" draw:layer="layout" svg:width="0.119cm" svg:height="0.119cm" svg:x="9.901cm" svg:y="7.08cm" svg:viewBox="0 0 120 120" draw:points="0,120 86,84 120,0">
            <text:p/>
          </draw:polygon>
          <draw:polygon draw:style-name="gr6" draw:text-style-name="P1" draw:layer="layout" svg:width="0.119cm" svg:height="0.396cm" svg:x="9.901cm" svg:y="6.803cm" svg:viewBox="0 0 120 397" draw:points="0,397 120,278 120,0">
            <text:p/>
          </draw:polygon>
          <draw:polygon draw:style-name="gr6" draw:text-style-name="P1" draw:layer="layout" svg:width="0.119cm" svg:height="0.48cm" svg:x="9.901cm" svg:y="6.719cm" svg:viewBox="0 0 120 481" draw:points="0,481 120,84 86,0">
            <text:p/>
          </draw:polygon>
          <draw:polygon draw:style-name="gr6" draw:text-style-name="P1" draw:layer="layout" svg:width="0.085cm" svg:height="0.516cm" svg:x="9.901cm" svg:y="6.683cm" svg:viewBox="0 0 86 517" draw:points="0,517 86,36 0,0">
            <text:p/>
          </draw:polygon>
          <draw:polygon draw:style-name="gr6" draw:text-style-name="P1" draw:layer="layout" svg:width="0.363cm" svg:height="0.516cm" svg:x="9.537cm" svg:y="6.683cm" svg:viewBox="0 0 364 517" draw:points="364,517 364,0 0,0">
            <text:p/>
          </draw:polygon>
          <draw:polygon draw:style-name="gr6" draw:text-style-name="P1" draw:layer="layout" svg:width="0.447cm" svg:height="0.516cm" svg:x="9.453cm" svg:y="6.683cm" svg:viewBox="0 0 448 517" draw:points="448,517 84,0 0,36">
            <text:p/>
          </draw:polygon>
          <draw:polygon draw:style-name="gr6" draw:text-style-name="P1" draw:layer="layout" svg:width="0.483cm" svg:height="0.48cm" svg:x="9.417cm" svg:y="6.719cm" svg:viewBox="0 0 484 481" draw:points="484,481 36,0 0,84">
            <text:p/>
          </draw:polygon>
          <draw:polygon draw:style-name="gr6" draw:text-style-name="P1" draw:layer="layout" svg:width="0.483cm" svg:height="0.396cm" svg:x="9.417cm" svg:y="6.803cm" svg:viewBox="0 0 484 397" draw:points="484,397 0,0 0,278">
            <text:p/>
          </draw:polygon>
          <draw:polygon draw:style-name="gr6" draw:text-style-name="P1" draw:layer="layout" svg:width="0.483cm" svg:height="0.119cm" svg:x="9.417cm" svg:y="7.08cm" svg:viewBox="0 0 484 120" draw:points="484,120 0,0 36,84">
            <text:p/>
          </draw:polygon>
          <draw:polygon draw:style-name="gr6" draw:text-style-name="P1" draw:layer="layout" svg:width="0.447cm" svg:height="0.035cm" svg:x="9.453cm" svg:y="7.164cm" svg:viewBox="0 0 448 36" draw:points="448,36 0,0 84,36">
            <text:p/>
          </draw:polygon>
          <draw:polygon draw:style-name="gr7" draw:text-style-name="P1" draw:layer="layout" svg:width="0.602cm" svg:height="0.516cm" svg:x="9.417cm" svg:y="6.683cm" svg:viewBox="0 0 603 517" draw:points="120,517 484,517 603,397 603,120 484,0 120,0 0,120 0,397">
            <text:p/>
          </draw:polygon>
          <draw:polygon draw:style-name="gr6" draw:text-style-name="P1" draw:layer="layout" svg:width="0.031cm" svg:height="0.064cm" svg:x="10.054cm" svg:y="7.114cm" svg:viewBox="0 0 32 65" draw:points="32,0 0,32 32,65">
            <text:p/>
          </draw:polygon>
          <draw:polygon draw:style-name="gr6" draw:text-style-name="P1" draw:layer="layout" svg:width="0.031cm" svg:height="0.064cm" svg:x="10.086cm" svg:y="7.114cm" svg:viewBox="0 0 32 65" draw:points="0,0 0,65 32,32">
            <text:p/>
          </draw:polygon>
          <draw:polygon draw:style-name="gr7" draw:text-style-name="P1" draw:layer="layout" svg:width="0.062cm" svg:height="0cm" svg:x="10.054cm" svg:y="7.146cm" svg:viewBox="0 0 63 0" draw:points="63,0 0,0">
            <text:p/>
          </draw:polygon>
          <draw:polygon draw:style-name="gr6" draw:text-style-name="P1" draw:layer="layout" svg:width="0.031cm" svg:height="0.064cm" svg:x="10.054cm" svg:y="7.017cm" svg:viewBox="0 0 32 65" draw:points="32,0 0,32 32,65">
            <text:p/>
          </draw:polygon>
          <draw:polygon draw:style-name="gr6" draw:text-style-name="P1" draw:layer="layout" svg:width="0.031cm" svg:height="0.064cm" svg:x="10.086cm" svg:y="7.017cm" svg:viewBox="0 0 32 65" draw:points="0,0 0,65 32,32">
            <text:p/>
          </draw:polygon>
          <draw:polygon draw:style-name="gr7" draw:text-style-name="P1" draw:layer="layout" svg:width="0.062cm" svg:height="0cm" svg:x="10.054cm" svg:y="7.049cm" svg:viewBox="0 0 63 0" draw:points="63,0 0,0">
            <text:p/>
          </draw:polygon>
          <draw:polyline draw:style-name="gr12" draw:text-style-name="P1" draw:layer="layout" svg:width="0.527cm" svg:height="0.344cm" svg:x="9.461cm" svg:y="6.748cm" svg:viewBox="0 0 528 345" draw:points="0,345 42,301 128,0 172,334 204,301 345,280 431,0 496,345 528,311">
            <text:p/>
          </draw:polyline>
        </draw:g>
        <draw:g>
          <draw:polyline draw:style-name="gr8" draw:text-style-name="P1" draw:layer="layout" svg:width="0.245cm" svg:height="0.491cm" svg:x="8.11cm" svg:y="6.102cm" svg:viewBox="0 0 246 492" draw:points="0,0 0,492 246,492">
            <text:p/>
          </draw:polyline>
          <draw:polygon draw:style-name="gr5" draw:text-style-name="P1" draw:layer="layout" svg:width="0.298cm" svg:height="0.298cm" svg:x="8.207cm" svg:y="6.445cm" svg:viewBox="0 0 299 299" draw:points="0,299 299,299 299,0 0,0">
            <text:p/>
          </draw:polygon>
          <draw:frame draw:style-name="gr13" draw:text-style-name="P2" draw:layer="layout" svg:width="0.642cm" svg:height="0.501cm" svg:x="8.037cm" svg:y="6.363cm">
            <draw:text-box>
              <text:p><text:span text:style-name="T1">E</text:span></text:p>
            </draw:text-box>
          </draw:frame>
          <draw:custom-shape draw:style-name="gr14" draw:text-style-name="P1" draw:layer="layout" svg:width="0.279cm" svg:height="0.279cm" svg:x="7.965cm" svg:y="5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5" draw:text-style-name="P1" draw:layer="layout" draw:type="curve" svg:x1="6.732cm" svg:y1="6.509cm" svg:x2="9.763cm" svg:y2="6.466cm" draw:start-shape="id1" draw:start-glue-point="0" draw:end-shape="id2" draw:end-glue-point="0" svg:d="M6732 6509c0-853 3031-832 3031-43" svg:viewBox="0 0 3032 638">
          <text:p/>
        </draw:connector>
        <draw:connector draw:style-name="gr15" draw:text-style-name="P1" draw:layer="layout" draw:type="curve" svg:x1="9.763cm" svg:y1="7.423cm" svg:x2="12.591cm" svg:y2="7.366cm" draw:start-shape="id2" draw:start-glue-point="2" draw:end-shape="id3" draw:end-glue-point="2" svg:d="M9763 7423c0 789 2828 817 2828-57" svg:viewBox="0 0 2829 653">
          <text:p/>
        </draw:connector>
        <draw:polygon draw:style-name="gr1" draw:text-style-name="P1" xml:id="id4" draw:id="id4" draw:layer="layout" svg:width="1.553cm" svg:height="0.953cm" svg:x="5.419cm" svg:y="15.752cm" svg:viewBox="0 0 1554 954" draw:points="0,954 1554,954 1554,0 0,0">
          <text:p/>
        </draw:polygon>
        <draw:custom-shape draw:style-name="gr16" draw:text-style-name="P1" draw:layer="layout" svg:width="0.667cm" svg:height="0.667cm" svg:x="5.887cm" svg:y="15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153cm" svg:height="0.153cm" svg:x="6.495cm" svg:y="16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178cm" svg:height="0.178cm" svg:x="7.548cm" svg:y="16.144cm" svg:viewBox="0 0 179 179" draw:points="0,179 0,0 179,90">
          <text:p/>
        </draw:polygon>
        <draw:custom-shape draw:style-name="gr18" draw:text-style-name="P1" draw:layer="layout" svg:width="0.089cm" svg:height="0.081cm" draw:transform="rotate (-0.918217719474217) translate (6.554cm 16.0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6.536cm" svg:y1="16.246cm" svg:x2="7.548cm" svg:y2="16.244cm">
          <text:p/>
        </draw:line>
        <draw:g>
          <draw:custom-shape draw:style-name="gr20" draw:text-style-name="P1" draw:layer="layout" svg:width="0.316cm" svg:height="0.31cm" svg:x="5.575cm" svg:y="16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" draw:layer="layout" svg:x1="5.651cm" svg:y1="16.181cm" svg:x2="5.727cm" svg:y2="16.244cm">
            <text:p/>
          </draw:line>
          <draw:line draw:style-name="gr21" draw:text-style-name="P1" draw:layer="layout" svg:x1="5.727cm" svg:y1="16.244cm" svg:x2="5.79cm" svg:y2="16.151cm">
            <text:p/>
          </draw:line>
          <draw:g>
            <draw:line draw:style-name="gr21" draw:text-style-name="P1" draw:layer="layout" svg:x1="5.657cm" svg:y1="16.015cm" svg:x2="5.776cm" svg:y2="16.013cm">
              <text:p/>
            </draw:line>
            <draw:line draw:style-name="gr21" draw:text-style-name="P1" draw:layer="layout" svg:x1="5.716cm" svg:y1="16.004cm" svg:x2="5.716cm" svg:y2="16.09cm">
              <text:p/>
            </draw:line>
          </draw:g>
        </draw:g>
        <draw:g xml:id="id6" draw:id="id6">
          <draw:polygon draw:style-name="gr1" draw:text-style-name="P1" draw:layer="layout" svg:width="1.553cm" svg:height="0.953cm" svg:x="11.635cm" svg:y="15.713cm" svg:viewBox="0 0 1554 954" draw:points="0,954 1554,954 1554,0 0,0">
            <text:p/>
          </draw:polygon>
          <draw:line draw:style-name="gr2" draw:text-style-name="P1" draw:layer="layout" svg:x1="11.4cm" svg:y1="16.19cm" svg:x2="12.112cm" svg:y2="16.19cm">
            <text:p/>
          </draw:line>
          <draw:polygon draw:style-name="gr3" draw:text-style-name="P1" draw:layer="layout" svg:width="0.178cm" svg:height="0.18cm" svg:x="12.083cm" svg:y="16.1cm" svg:viewBox="0 0 179 181" draw:points="0,181 0,0 179,90">
            <text:p/>
          </draw:polygon>
          <draw:polygon draw:style-name="gr4" draw:text-style-name="P1" draw:layer="layout" svg:width="0.178cm" svg:height="0.18cm" svg:x="12.083cm" svg:y="16.1cm" svg:viewBox="0 0 179 181" draw:points="179,90 0,181 0,0">
            <text:p/>
          </draw:polygon>
          <draw:polygon draw:style-name="gr5" draw:text-style-name="P1" draw:layer="layout" svg:width="0.476cm" svg:height="0.478cm" svg:x="12.352cm" svg:y="15.951cm" svg:viewBox="0 0 477 479" draw:points="0,479 477,479 477,0 0,0">
            <text:p/>
          </draw:polygon>
        </draw:g>
        <draw:g xml:id="id5" draw:id="id5">
          <draw:polygon draw:style-name="gr1" draw:text-style-name="P1" draw:layer="layout" svg:width="1.553cm" svg:height="0.956cm" svg:x="8.689cm" svg:y="15.767cm" svg:viewBox="0 0 1554 957" draw:points="0,957 1554,957 1554,0 0,0">
            <text:p/>
          </draw:polygon>
          <draw:polygon draw:style-name="gr10" draw:text-style-name="P1" draw:layer="layout" svg:width="0.119cm" svg:height="0.119cm" svg:x="9.734cm" svg:y="16.426cm" svg:viewBox="0 0 120 120" draw:points="0,120 84,84 120,0">
            <text:p/>
          </draw:polygon>
          <draw:polygon draw:style-name="gr10" draw:text-style-name="P1" draw:layer="layout" svg:width="0.119cm" svg:height="0.485cm" svg:x="9.734cm" svg:y="16.06cm" svg:viewBox="0 0 120 486" draw:points="0,486 120,366 120,0">
            <text:p/>
          </draw:polygon>
          <draw:polygon draw:style-name="gr10" draw:text-style-name="P1" draw:layer="layout" svg:width="0.119cm" svg:height="0.569cm" svg:x="9.734cm" svg:y="15.976cm" svg:viewBox="0 0 120 570" draw:points="0,570 120,84 84,0">
            <text:p/>
          </draw:polygon>
          <draw:polygon draw:style-name="gr10" draw:text-style-name="P1" draw:layer="layout" svg:width="0.083cm" svg:height="0.604cm" svg:x="9.734cm" svg:y="15.94cm" svg:viewBox="0 0 84 605" draw:points="0,605 84,36 0,0">
            <text:p/>
          </draw:polygon>
          <draw:polygon draw:style-name="gr10" draw:text-style-name="P1" draw:layer="layout" svg:width="0.537cm" svg:height="0.604cm" svg:x="9.196cm" svg:y="15.94cm" svg:viewBox="0 0 538 605" draw:points="538,605 538,0 0,0">
            <text:p/>
          </draw:polygon>
          <draw:polygon draw:style-name="gr10" draw:text-style-name="P1" draw:layer="layout" svg:width="0.621cm" svg:height="0.604cm" svg:x="9.112cm" svg:y="15.94cm" svg:viewBox="0 0 622 605" draw:points="622,605 84,0 0,36">
            <text:p/>
          </draw:polygon>
          <draw:polygon draw:style-name="gr10" draw:text-style-name="P1" draw:layer="layout" svg:width="0.655cm" svg:height="0.569cm" svg:x="9.078cm" svg:y="15.976cm" svg:viewBox="0 0 656 570" draw:points="656,570 34,0 0,84">
            <text:p/>
          </draw:polygon>
          <draw:polygon draw:style-name="gr10" draw:text-style-name="P1" draw:layer="layout" svg:width="0.655cm" svg:height="0.485cm" svg:x="9.078cm" svg:y="16.06cm" svg:viewBox="0 0 656 486" draw:points="656,486 0,0 0,366">
            <text:p/>
          </draw:polygon>
          <draw:polygon draw:style-name="gr10" draw:text-style-name="P1" draw:layer="layout" svg:width="0.655cm" svg:height="0.119cm" svg:x="9.078cm" svg:y="16.426cm" svg:viewBox="0 0 656 120" draw:points="656,120 0,0 34,84">
            <text:p/>
          </draw:polygon>
          <draw:polygon draw:style-name="gr10" draw:text-style-name="P1" draw:layer="layout" svg:width="0.621cm" svg:height="0.035cm" svg:x="9.112cm" svg:y="16.51cm" svg:viewBox="0 0 622 36" draw:points="622,36 0,0 84,36">
            <text:p/>
          </draw:polygon>
          <draw:polygon draw:style-name="gr11" draw:text-style-name="P1" draw:layer="layout" svg:width="0.775cm" svg:height="0.604cm" svg:x="9.078cm" svg:y="15.94cm" svg:viewBox="0 0 776 605" draw:points="118,605 656,605 776,486 776,120 656,0 118,0 0,120 0,486">
            <text:p/>
          </draw:polygon>
          <draw:polygon draw:style-name="gr6" draw:text-style-name="P1" draw:layer="layout" svg:width="0.119cm" svg:height="0.119cm" svg:x="9.604cm" svg:y="16.381cm" svg:viewBox="0 0 120 120" draw:points="0,120 86,84 120,0">
            <text:p/>
          </draw:polygon>
          <draw:polygon draw:style-name="gr6" draw:text-style-name="P1" draw:layer="layout" svg:width="0.119cm" svg:height="0.396cm" svg:x="9.604cm" svg:y="16.104cm" svg:viewBox="0 0 120 397" draw:points="0,397 120,278 120,0">
            <text:p/>
          </draw:polygon>
          <draw:polygon draw:style-name="gr6" draw:text-style-name="P1" draw:layer="layout" svg:width="0.119cm" svg:height="0.48cm" svg:x="9.604cm" svg:y="16.02cm" svg:viewBox="0 0 120 481" draw:points="0,481 120,84 86,0">
            <text:p/>
          </draw:polygon>
          <draw:polygon draw:style-name="gr6" draw:text-style-name="P1" draw:layer="layout" svg:width="0.085cm" svg:height="0.516cm" svg:x="9.604cm" svg:y="15.984cm" svg:viewBox="0 0 86 517" draw:points="0,517 86,36 0,0">
            <text:p/>
          </draw:polygon>
          <draw:polygon draw:style-name="gr6" draw:text-style-name="P1" draw:layer="layout" svg:width="0.363cm" svg:height="0.516cm" svg:x="9.24cm" svg:y="15.984cm" svg:viewBox="0 0 364 517" draw:points="364,517 364,0 0,0">
            <text:p/>
          </draw:polygon>
          <draw:polygon draw:style-name="gr6" draw:text-style-name="P1" draw:layer="layout" svg:width="0.447cm" svg:height="0.516cm" svg:x="9.156cm" svg:y="15.984cm" svg:viewBox="0 0 448 517" draw:points="448,517 84,0 0,36">
            <text:p/>
          </draw:polygon>
          <draw:polygon draw:style-name="gr6" draw:text-style-name="P1" draw:layer="layout" svg:width="0.483cm" svg:height="0.48cm" svg:x="9.12cm" svg:y="16.02cm" svg:viewBox="0 0 484 481" draw:points="484,481 36,0 0,84">
            <text:p/>
          </draw:polygon>
          <draw:polygon draw:style-name="gr6" draw:text-style-name="P1" draw:layer="layout" svg:width="0.483cm" svg:height="0.396cm" svg:x="9.12cm" svg:y="16.104cm" svg:viewBox="0 0 484 397" draw:points="484,397 0,0 0,278">
            <text:p/>
          </draw:polygon>
          <draw:polygon draw:style-name="gr6" draw:text-style-name="P1" draw:layer="layout" svg:width="0.483cm" svg:height="0.119cm" svg:x="9.12cm" svg:y="16.381cm" svg:viewBox="0 0 484 120" draw:points="484,120 0,0 36,84">
            <text:p/>
          </draw:polygon>
          <draw:polygon draw:style-name="gr6" draw:text-style-name="P1" draw:layer="layout" svg:width="0.447cm" svg:height="0.035cm" svg:x="9.156cm" svg:y="16.465cm" svg:viewBox="0 0 448 36" draw:points="448,36 0,0 84,36">
            <text:p/>
          </draw:polygon>
          <draw:polygon draw:style-name="gr7" draw:text-style-name="P1" draw:layer="layout" svg:width="0.602cm" svg:height="0.516cm" svg:x="9.12cm" svg:y="15.984cm" svg:viewBox="0 0 603 517" draw:points="120,517 484,517 603,397 603,120 484,0 120,0 0,120 0,397">
            <text:p/>
          </draw:polygon>
          <draw:polygon draw:style-name="gr6" draw:text-style-name="P1" draw:layer="layout" svg:width="0.031cm" svg:height="0.064cm" svg:x="9.757cm" svg:y="16.415cm" svg:viewBox="0 0 32 65" draw:points="32,0 0,32 32,65">
            <text:p/>
          </draw:polygon>
          <draw:polygon draw:style-name="gr6" draw:text-style-name="P1" draw:layer="layout" svg:width="0.031cm" svg:height="0.064cm" svg:x="9.789cm" svg:y="16.415cm" svg:viewBox="0 0 32 65" draw:points="0,0 0,65 32,32">
            <text:p/>
          </draw:polygon>
          <draw:polygon draw:style-name="gr7" draw:text-style-name="P1" draw:layer="layout" svg:width="0.062cm" svg:height="0cm" svg:x="9.757cm" svg:y="16.447cm" svg:viewBox="0 0 63 0" draw:points="63,0 0,0">
            <text:p/>
          </draw:polygon>
          <draw:polygon draw:style-name="gr6" draw:text-style-name="P1" draw:layer="layout" svg:width="0.031cm" svg:height="0.064cm" svg:x="9.757cm" svg:y="16.318cm" svg:viewBox="0 0 32 65" draw:points="32,0 0,32 32,65">
            <text:p/>
          </draw:polygon>
          <draw:polygon draw:style-name="gr6" draw:text-style-name="P1" draw:layer="layout" svg:width="0.031cm" svg:height="0.064cm" svg:x="9.789cm" svg:y="16.318cm" svg:viewBox="0 0 32 65" draw:points="0,0 0,65 32,32">
            <text:p/>
          </draw:polygon>
          <draw:polygon draw:style-name="gr7" draw:text-style-name="P1" draw:layer="layout" svg:width="0.062cm" svg:height="0cm" svg:x="9.757cm" svg:y="16.35cm" svg:viewBox="0 0 63 0" draw:points="63,0 0,0">
            <text:p/>
          </draw:polygon>
          <draw:polyline draw:style-name="gr12" draw:text-style-name="P1" draw:layer="layout" svg:width="0.527cm" svg:height="0.344cm" svg:x="9.164cm" svg:y="16.049cm" svg:viewBox="0 0 528 345" draw:points="0,345 42,301 128,0 172,334 204,301 345,280 431,0 496,345 528,311">
            <text:p/>
          </draw:polyline>
        </draw:g>
        <draw:g>
          <draw:polyline draw:style-name="gr8" draw:text-style-name="P1" draw:layer="layout" svg:width="0.245cm" svg:height="0.491cm" svg:x="7.99cm" svg:y="16.499cm" svg:viewBox="0 0 246 492" draw:points="0,0 0,492 246,492">
            <text:p/>
          </draw:polyline>
          <draw:polygon draw:style-name="gr5" draw:text-style-name="P1" draw:layer="layout" svg:width="0.298cm" svg:height="0.298cm" svg:x="8.087cm" svg:y="16.842cm" svg:viewBox="0 0 299 299" draw:points="0,299 299,299 299,0 0,0">
            <text:p/>
          </draw:polygon>
          <draw:frame draw:style-name="gr13" draw:text-style-name="P2" draw:layer="layout" svg:width="0.642cm" svg:height="0.501cm" svg:x="7.917cm" svg:y="16.76cm">
            <draw:text-box>
              <text:p><text:span text:style-name="T1">E</text:span></text:p>
            </draw:text-box>
          </draw:frame>
          <draw:custom-shape draw:style-name="gr14" draw:text-style-name="P1" draw:layer="layout" svg:width="0.279cm" svg:height="0.279cm" svg:x="7.845cm" svg:y="16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5" draw:text-style-name="P1" draw:layer="layout" draw:type="curve" svg:x1="6.196cm" svg:y1="16.706cm" svg:x2="9.466cm" svg:y2="16.724cm" draw:start-shape="id4" draw:start-glue-point="2" draw:end-shape="id5" draw:end-glue-point="2" svg:d="M6196 16706c0 816 3270 807 3270 18" svg:viewBox="0 0 3271 612">
          <text:p/>
        </draw:connector>
        <draw:connector draw:style-name="gr15" draw:text-style-name="P1" draw:layer="layout" draw:type="curve" svg:x1="9.466cm" svg:y1="15.767cm" svg:x2="12.294cm" svg:y2="15.713cm" draw:start-shape="id5" draw:start-glue-point="0" draw:end-shape="id6" svg:d="M9466 15767c0-870 2828-843 2828-54" svg:viewBox="0 0 2829 650">
          <text:p/>
        </draw:connector>
        <draw:line draw:style-name="gr22" draw:text-style-name="P1" draw:layer="layout" svg:x1="4.572cm" svg:y1="9.02cm" svg:x2="4.572cm" svg:y2="9.528cm">
          <text:p/>
        </draw:line>
        <draw:line draw:style-name="gr23" draw:text-style-name="P1" draw:layer="layout" svg:x1="4.191cm" svg:y1="9.02cm" svg:x2="4.953cm" svg:y2="9.02cm">
          <text:p/>
        </draw:line>
        <draw:line draw:style-name="gr23" draw:text-style-name="P1" draw:layer="layout" svg:x1="4.381cm" svg:y1="9.198cm" svg:x2="4.763cm" svg:y2="9.198cm">
          <text:p/>
        </draw:line>
        <draw:line draw:style-name="gr23" draw:text-style-name="P1" draw:layer="layout" svg:x1="4.445cm" svg:y1="9.376cm" svg:x2="4.699cm" svg:y2="9.376cm">
          <text:p/>
        </draw:line>
        <draw:line draw:style-name="gr23" draw:text-style-name="P1" draw:layer="layout" svg:x1="4.572cm" svg:y1="8.512cm" svg:x2="4.572cm" svg:y2="9.02cm">
          <text:p/>
        </draw:line>
        <draw:line draw:style-name="gr23" draw:text-style-name="P1" draw:layer="layout" svg:x1="4.572cm" svg:y1="8.043cm" svg:x2="4.572cm" svg:y2="8.551cm">
          <text:p/>
        </draw:line>
        <draw:line draw:style-name="gr23" draw:text-style-name="P1" draw:layer="layout" svg:x1="4.563cm" svg:y1="6.979cm" svg:x2="4.563cm" svg:y2="7.487cm">
          <text:p/>
        </draw:line>
        <draw:line draw:style-name="gr23" draw:text-style-name="P1" draw:layer="layout" svg:x1="4.563cm" svg:y1="6.979cm" svg:x2="5.605cm" svg:y2="6.98cm">
          <text:p/>
        </draw:line>
        <draw:line draw:style-name="gr23" draw:text-style-name="P1" draw:layer="layout" svg:x1="4.171cm" svg:y1="7.593cm" svg:x2="4.541cm" svg:y2="8.053cm">
          <text:p/>
        </draw:line>
        <draw:custom-shape draw:style-name="gr24" draw:text-style-name="P1" draw:layer="layout" svg:width="8.599cm" svg:height="3.902cm" svg:x="5.38cm" svg:y="5.0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8.599cm" svg:height="3.902cm" svg:x="5.033cm" svg:y="14.232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line draw:style-name="gr26" draw:text-style-name="P1" draw:layer="layout" svg:x1="16.763cm" svg:y1="7.404cm" svg:x2="16.89cm" svg:y2="7.352cm">
                <text:p/>
              </draw:line>
              <draw:line draw:style-name="gr26" draw:text-style-name="P1" draw:layer="layout" svg:x1="17.017cm" svg:y1="7.534cm" svg:x2="16.763cm" svg:y2="7.404cm">
                <text:p/>
              </draw:line>
              <draw:line draw:style-name="gr26" draw:text-style-name="P1" draw:layer="layout" svg:x1="16.763cm" svg:y1="7.664cm" svg:x2="17.017cm" svg:y2="7.534cm">
                <text:p/>
              </draw:line>
              <draw:line draw:style-name="gr26" draw:text-style-name="P1" draw:layer="layout" svg:x1="17.017cm" svg:y1="7.793cm" svg:x2="16.763cm" svg:y2="7.663cm">
                <text:p/>
              </draw:line>
              <draw:line draw:style-name="gr26" draw:text-style-name="P1" draw:layer="layout" svg:x1="16.763cm" svg:y1="7.923cm" svg:x2="17.017cm" svg:y2="7.793cm">
                <text:p/>
              </draw:line>
              <draw:line draw:style-name="gr26" draw:text-style-name="P1" draw:layer="layout" svg:x1="17.017cm" svg:y1="8.053cm" svg:x2="16.763cm" svg:y2="7.923cm">
                <text:p/>
              </draw:line>
              <draw:line draw:style-name="gr26" draw:text-style-name="P1" draw:layer="layout" svg:x1="17.017cm" svg:y1="8.052cm" svg:x2="16.763cm" svg:y2="8.182cm">
                <text:p/>
              </draw:line>
              <draw:line draw:style-name="gr26" draw:text-style-name="P1" draw:layer="layout" svg:x1="16.89cm" svg:y1="8.26cm" svg:x2="16.89cm" svg:y2="8.701cm">
                <text:p/>
              </draw:line>
              <draw:line draw:style-name="gr26" draw:text-style-name="P1" draw:layer="layout" svg:x1="16.89cm" svg:y1="7.352cm" svg:x2="16.89cm" svg:y2="6.885cm">
                <text:p/>
              </draw:line>
              <draw:line draw:style-name="gr27" draw:text-style-name="P1" draw:layer="layout" svg:x1="16.763cm" svg:y1="8.182cm" svg:x2="16.89cm" svg:y2="8.26cm">
                <text:p/>
              </draw:line>
            </draw:g>
          </draw:g>
          <draw:g>
            <draw:line draw:style-name="gr28" draw:text-style-name="P1" draw:layer="layout" svg:x1="14.914cm" svg:y1="6.68cm" svg:x2="14.933cm" svg:y2="7.188cm">
              <text:p/>
            </draw:line>
            <draw:line draw:style-name="gr28" draw:text-style-name="P1" draw:layer="layout" svg:x1="15.431cm" svg:y1="6.915cm" svg:x2="14.933cm" svg:y2="7.188cm">
              <text:p/>
            </draw:line>
            <draw:line draw:style-name="gr28" draw:text-style-name="P1" draw:layer="layout" svg:x1="14.914cm" svg:y1="6.68cm" svg:x2="15.431cm" svg:y2="6.915cm">
              <text:p/>
            </draw:line>
            <draw:line draw:style-name="gr28" draw:text-style-name="P1" draw:layer="layout" svg:x1="15.421cm" svg:y1="6.661cm" svg:x2="15.44cm" svg:y2="7.169cm">
              <text:p/>
            </draw:line>
            <draw:line draw:style-name="gr28" draw:text-style-name="P1" draw:layer="layout" svg:x1="14.924cm" svg:y1="6.933cm" svg:x2="14.416cm" svg:y2="6.952cm">
              <text:p/>
            </draw:line>
            <draw:line draw:style-name="gr28" draw:text-style-name="P1" draw:layer="layout" svg:x1="15.431cm" svg:y1="6.915cm" svg:x2="15.939cm" svg:y2="6.896cm">
              <text:p/>
            </draw:line>
            <draw:circle draw:style-name="gr29" draw:text-style-name="P3" draw:layer="layout" svg:width="1.016cm" svg:height="1.016cm" draw:transform="rotate (1.60814637278758) translate (14.688cm 7.451cm)">
              <text:p/>
            </draw:circle>
            <draw:line draw:style-name="gr30" draw:text-style-name="P4" draw:layer="layout" svg:x1="15.026cm" svg:y1="6.294cm" svg:x2="15.388cm" svg:y2="5.772cm">
              <text:p/>
            </draw:line>
            <draw:line draw:style-name="gr31" draw:text-style-name="P4" draw:layer="layout" svg:x1="15.407cm" svg:y1="6.28cm" svg:x2="15.769cm" svg:y2="5.758cm">
              <text:p/>
            </draw:line>
            <draw:line draw:style-name="gr32" draw:text-style-name="P4" draw:layer="layout" svg:x1="15.074cm" svg:y1="7.563cm" svg:x2="15.474cm" svg:y2="8.056cm">
              <text:p/>
            </draw:line>
            <draw:line draw:style-name="gr33" draw:text-style-name="P4" draw:layer="layout" svg:x1="15.455cm" svg:y1="7.549cm" svg:x2="15.855cm" svg:y2="8.042cm">
              <text:p/>
            </draw:line>
          </draw:g>
          <draw:g>
            <draw:line draw:style-name="gr22" draw:text-style-name="P1" draw:layer="layout" svg:x1="16.895cm" svg:y1="8.979cm" svg:x2="16.895cm" svg:y2="9.487cm">
              <text:p/>
            </draw:line>
            <draw:line draw:style-name="gr23" draw:text-style-name="P1" draw:layer="layout" svg:x1="16.514cm" svg:y1="8.979cm" svg:x2="17.276cm" svg:y2="8.979cm">
              <text:p/>
            </draw:line>
            <draw:line draw:style-name="gr23" draw:text-style-name="P1" draw:layer="layout" svg:x1="16.704cm" svg:y1="9.157cm" svg:x2="17.086cm" svg:y2="9.157cm">
              <text:p/>
            </draw:line>
            <draw:line draw:style-name="gr23" draw:text-style-name="P1" draw:layer="layout" svg:x1="16.768cm" svg:y1="9.335cm" svg:x2="17.022cm" svg:y2="9.335cm">
              <text:p/>
            </draw:line>
            <draw:line draw:style-name="gr23" draw:text-style-name="P1" draw:layer="layout" svg:x1="16.895cm" svg:y1="8.471cm" svg:x2="16.895cm" svg:y2="8.979cm">
              <text:p/>
            </draw:line>
          </draw:g>
          <draw:line draw:style-name="gr23" draw:text-style-name="P1" draw:layer="layout" svg:x1="15.926cm" svg:y1="6.894cm" svg:x2="16.882cm" svg:y2="6.894cm">
            <text:p/>
          </draw:line>
          <draw:line draw:style-name="gr23" draw:text-style-name="P1" draw:layer="layout" svg:x1="13.707cm" svg:y1="6.948cm" svg:x2="14.474cm" svg:y2="6.948cm">
            <text:p/>
          </draw:line>
          <draw:frame draw:style-name="gr34" draw:text-style-name="P5" draw:layer="layout" svg:width="1.679cm" svg:height="0.641cm" svg:x="14.189cm" svg:y="8.104cm">
            <draw:text-box>
              <text:p><text:span text:style-name="T2">GPIO 2</text:span></text:p>
            </draw:text-box>
          </draw:frame>
          <draw:line draw:style-name="gr35" draw:text-style-name="P1" draw:layer="layout" svg:x1="14.024cm" svg:y1="6.998cm" svg:x2="14.394cm" svg:y2="8.243cm">
            <text:p/>
          </draw:line>
          <draw:line draw:style-name="gr35" draw:text-style-name="P1" draw:layer="layout" svg:x1="14.396cm" svg:y1="8.237cm" svg:x2="15.53cm" svg:y2="8.245cm">
            <text:p/>
          </draw:line>
          <draw:frame draw:style-name="gr36" draw:text-style-name="P5" draw:layer="layout" svg:width="1.188cm" svg:height="0.641cm" svg:x="14.858cm" svg:y="5.115cm">
            <draw:text-box>
              <text:p><text:span text:style-name="T2">LED</text:span></text:p>
            </draw:text-box>
          </draw:frame>
          <draw:frame draw:style-name="gr37" draw:text-style-name="P5" draw:layer="layout" svg:width="0.756cm" svg:height="0.641cm" svg:x="17.088cm" svg:y="7.41cm">
            <draw:text-box>
              <text:p><text:span text:style-name="T2">R</text:span></text:p>
            </draw:text-box>
          </draw:frame>
          <draw:frame draw:style-name="gr38" draw:text-style-name="P5" draw:layer="layout" svg:width="1.285cm" svg:height="0.641cm" svg:x="17.271cm" svg:y="8.997cm">
            <draw:text-box>
              <text:p><text:span text:style-name="T2">GND</text:span></text:p>
            </draw:text-box>
          </draw:frame>
        </draw:g>
        <draw:frame draw:style-name="gr39" draw:text-style-name="P5" draw:layer="layout" svg:width="1.814cm" svg:height="0.641cm" svg:x="3.648cm" svg:y="5.493cm">
          <draw:text-box>
            <text:p><text:span text:style-name="T2">GPIO 1*</text:span></text:p>
          </draw:text-box>
        </draw:frame>
        <draw:line draw:style-name="gr35" draw:text-style-name="P1" draw:layer="layout" svg:x1="5.068cm" svg:y1="6.03cm" svg:x2="5.297cm" svg:y2="6.915cm">
          <text:p/>
        </draw:line>
        <draw:line draw:style-name="gr35" draw:text-style-name="P1" draw:layer="layout" svg:x1="3.955cm" svg:y1="6.026cm" svg:x2="5.089cm" svg:y2="6.034cm">
          <text:p/>
        </draw:line>
        <draw:frame draw:style-name="gr40" draw:text-style-name="P5" draw:layer="layout" svg:width="3.266cm" svg:height="0.641cm" svg:x="3.865cm" svg:y="10.041cm">
          <draw:text-box>
            <text:p><text:span text:style-name="T2">* Pull Up Resistor</text:span></text:p>
          </draw:text-box>
        </draw:frame>
        <draw:g>
          <draw:g>
            <draw:g>
              <draw:line draw:style-name="gr26" draw:text-style-name="P1" draw:layer="layout" svg:x1="16.486cm" svg:y1="16.709cm" svg:x2="16.613cm" svg:y2="16.657cm">
                <text:p/>
              </draw:line>
              <draw:line draw:style-name="gr26" draw:text-style-name="P1" draw:layer="layout" svg:x1="16.74cm" svg:y1="16.839cm" svg:x2="16.486cm" svg:y2="16.709cm">
                <text:p/>
              </draw:line>
              <draw:line draw:style-name="gr26" draw:text-style-name="P1" draw:layer="layout" svg:x1="16.486cm" svg:y1="16.969cm" svg:x2="16.74cm" svg:y2="16.839cm">
                <text:p/>
              </draw:line>
              <draw:line draw:style-name="gr26" draw:text-style-name="P1" draw:layer="layout" svg:x1="16.74cm" svg:y1="17.098cm" svg:x2="16.486cm" svg:y2="16.968cm">
                <text:p/>
              </draw:line>
              <draw:line draw:style-name="gr26" draw:text-style-name="P1" draw:layer="layout" svg:x1="16.486cm" svg:y1="17.228cm" svg:x2="16.74cm" svg:y2="17.098cm">
                <text:p/>
              </draw:line>
              <draw:line draw:style-name="gr26" draw:text-style-name="P1" draw:layer="layout" svg:x1="16.74cm" svg:y1="17.358cm" svg:x2="16.486cm" svg:y2="17.228cm">
                <text:p/>
              </draw:line>
              <draw:line draw:style-name="gr26" draw:text-style-name="P1" draw:layer="layout" svg:x1="16.74cm" svg:y1="17.357cm" svg:x2="16.486cm" svg:y2="17.487cm">
                <text:p/>
              </draw:line>
              <draw:line draw:style-name="gr26" draw:text-style-name="P1" draw:layer="layout" svg:x1="16.613cm" svg:y1="17.565cm" svg:x2="16.613cm" svg:y2="18.006cm">
                <text:p/>
              </draw:line>
              <draw:line draw:style-name="gr26" draw:text-style-name="P1" draw:layer="layout" svg:x1="16.613cm" svg:y1="16.657cm" svg:x2="16.613cm" svg:y2="16.19cm">
                <text:p/>
              </draw:line>
              <draw:line draw:style-name="gr27" draw:text-style-name="P1" draw:layer="layout" svg:x1="16.486cm" svg:y1="17.487cm" svg:x2="16.613cm" svg:y2="17.565cm">
                <text:p/>
              </draw:line>
            </draw:g>
          </draw:g>
          <draw:g>
            <draw:line draw:style-name="gr28" draw:text-style-name="P1" draw:layer="layout" svg:x1="14.637cm" svg:y1="15.985cm" svg:x2="14.656cm" svg:y2="16.493cm">
              <text:p/>
            </draw:line>
            <draw:line draw:style-name="gr28" draw:text-style-name="P1" draw:layer="layout" svg:x1="15.154cm" svg:y1="16.22cm" svg:x2="14.656cm" svg:y2="16.493cm">
              <text:p/>
            </draw:line>
            <draw:line draw:style-name="gr28" draw:text-style-name="P1" draw:layer="layout" svg:x1="14.637cm" svg:y1="15.985cm" svg:x2="15.154cm" svg:y2="16.22cm">
              <text:p/>
            </draw:line>
            <draw:line draw:style-name="gr28" draw:text-style-name="P1" draw:layer="layout" svg:x1="15.144cm" svg:y1="15.966cm" svg:x2="15.163cm" svg:y2="16.474cm">
              <text:p/>
            </draw:line>
            <draw:line draw:style-name="gr28" draw:text-style-name="P1" draw:layer="layout" svg:x1="14.647cm" svg:y1="16.238cm" svg:x2="14.139cm" svg:y2="16.257cm">
              <text:p/>
            </draw:line>
            <draw:line draw:style-name="gr28" draw:text-style-name="P1" draw:layer="layout" svg:x1="15.154cm" svg:y1="16.22cm" svg:x2="15.662cm" svg:y2="16.201cm">
              <text:p/>
            </draw:line>
            <draw:circle draw:style-name="gr29" draw:text-style-name="P3" draw:layer="layout" svg:width="1.016cm" svg:height="1.016cm" draw:transform="rotate (1.60814637278758) translate (14.411cm 16.756cm)">
              <text:p/>
            </draw:circle>
            <draw:line draw:style-name="gr30" draw:text-style-name="P4" draw:layer="layout" svg:x1="14.749cm" svg:y1="15.599cm" svg:x2="15.111cm" svg:y2="15.077cm">
              <text:p/>
            </draw:line>
            <draw:line draw:style-name="gr31" draw:text-style-name="P4" draw:layer="layout" svg:x1="15.13cm" svg:y1="15.585cm" svg:x2="15.492cm" svg:y2="15.063cm">
              <text:p/>
            </draw:line>
            <draw:line draw:style-name="gr32" draw:text-style-name="P4" draw:layer="layout" svg:x1="14.797cm" svg:y1="16.868cm" svg:x2="15.197cm" svg:y2="17.361cm">
              <text:p/>
            </draw:line>
            <draw:line draw:style-name="gr33" draw:text-style-name="P4" draw:layer="layout" svg:x1="15.178cm" svg:y1="16.854cm" svg:x2="15.578cm" svg:y2="17.347cm">
              <text:p/>
            </draw:line>
          </draw:g>
          <draw:g>
            <draw:line draw:style-name="gr22" draw:text-style-name="P1" draw:layer="layout" svg:x1="16.618cm" svg:y1="18.284cm" svg:x2="16.618cm" svg:y2="18.792cm">
              <text:p/>
            </draw:line>
            <draw:line draw:style-name="gr23" draw:text-style-name="P1" draw:layer="layout" svg:x1="16.237cm" svg:y1="18.284cm" svg:x2="16.999cm" svg:y2="18.284cm">
              <text:p/>
            </draw:line>
            <draw:line draw:style-name="gr23" draw:text-style-name="P1" draw:layer="layout" svg:x1="16.427cm" svg:y1="18.462cm" svg:x2="16.809cm" svg:y2="18.462cm">
              <text:p/>
            </draw:line>
            <draw:line draw:style-name="gr23" draw:text-style-name="P1" draw:layer="layout" svg:x1="16.491cm" svg:y1="18.64cm" svg:x2="16.745cm" svg:y2="18.64cm">
              <text:p/>
            </draw:line>
            <draw:line draw:style-name="gr23" draw:text-style-name="P1" draw:layer="layout" svg:x1="16.618cm" svg:y1="17.776cm" svg:x2="16.618cm" svg:y2="18.284cm">
              <text:p/>
            </draw:line>
          </draw:g>
          <draw:line draw:style-name="gr23" draw:text-style-name="P1" draw:layer="layout" svg:x1="15.649cm" svg:y1="16.199cm" svg:x2="16.605cm" svg:y2="16.199cm">
            <text:p/>
          </draw:line>
          <draw:line draw:style-name="gr23" draw:text-style-name="P1" draw:layer="layout" svg:x1="13.43cm" svg:y1="16.253cm" svg:x2="14.197cm" svg:y2="16.253cm">
            <text:p/>
          </draw:line>
          <draw:frame draw:style-name="gr34" draw:text-style-name="P5" draw:layer="layout" svg:width="1.679cm" svg:height="0.641cm" svg:x="13.912cm" svg:y="17.409cm">
            <draw:text-box>
              <text:p><text:span text:style-name="T2">GPIO 2</text:span></text:p>
            </draw:text-box>
          </draw:frame>
          <draw:line draw:style-name="gr35" draw:text-style-name="P1" draw:layer="layout" svg:x1="13.747cm" svg:y1="16.303cm" svg:x2="14.117cm" svg:y2="17.548cm">
            <text:p/>
          </draw:line>
          <draw:line draw:style-name="gr35" draw:text-style-name="P1" draw:layer="layout" svg:x1="14.119cm" svg:y1="17.542cm" svg:x2="15.253cm" svg:y2="17.55cm">
            <text:p/>
          </draw:line>
          <draw:frame draw:style-name="gr36" draw:text-style-name="P5" draw:layer="layout" svg:width="1.188cm" svg:height="0.641cm" svg:x="14.581cm" svg:y="14.42cm">
            <draw:text-box>
              <text:p><text:span text:style-name="T2">LED</text:span></text:p>
            </draw:text-box>
          </draw:frame>
          <draw:frame draw:style-name="gr37" draw:text-style-name="P5" draw:layer="layout" svg:width="0.756cm" svg:height="0.641cm" svg:x="16.811cm" svg:y="16.715cm">
            <draw:text-box>
              <text:p><text:span text:style-name="T2">R</text:span></text:p>
            </draw:text-box>
          </draw:frame>
          <draw:frame draw:style-name="gr38" draw:text-style-name="P5" draw:layer="layout" svg:width="1.285cm" svg:height="0.641cm" svg:x="16.994cm" svg:y="18.302cm">
            <draw:text-box>
              <text:p><text:span text:style-name="T2">GND</text:span></text:p>
            </draw:text-box>
          </draw:frame>
        </draw:g>
        <draw:frame draw:style-name="gr41" draw:text-style-name="P5" draw:layer="layout" svg:width="2.542cm" svg:height="0.641cm" svg:x="8.264cm" svg:y="8.94cm">
          <draw:text-box>
            <text:p><text:span text:style-name="T2">Raspberry Pi</text:span></text:p>
          </draw:text-box>
        </draw:frame>
        <draw:frame draw:style-name="gr41" draw:text-style-name="P5" draw:layer="layout" svg:width="2.542cm" svg:height="0.641cm" svg:x="8.327cm" svg:y="18.215cm">
          <draw:text-box>
            <text:p><text:span text:style-name="T2">Raspberry Pi</text:span></text:p>
          </draw:text-box>
        </draw:frame>
      </draw:page>
      <draw:page draw:name="page2" draw:style-name="dp1" draw:master-page-name="Default">
        <draw:frame draw:style-name="gr42" draw:text-style-name="P1" draw:layer="layout" svg:width="3.116cm" svg:height="3.233cm" svg:x="1.969cm" svg:y="4.191cm">
          <draw:image xlink:href="Pictures/100002010000012C0000012CC1E2E9ED.png" xlink:type="simple" xlink:show="embed" xlink:actuate="onLoad">
            <text:p/>
          </draw:image>
        </draw:frame>
        <draw:frame draw:style-name="gr42" draw:text-style-name="P1" draw:layer="layout" svg:width="4.506cm" svg:height="3.921cm" svg:x="1.109cm" svg:y="7.273cm">
          <draw:image xlink:href="Pictures/1000020100000258000001CD2B882D5E.png" xlink:type="simple" xlink:show="embed" xlink:actuate="onLoad">
            <text:p/>
          </draw:image>
        </draw:frame>
        <draw:g xml:id="id8" draw:id="id8">
          <draw:polygon draw:style-name="gr1" draw:text-style-name="P1" draw:layer="layout" svg:width="1.553cm" svg:height="0.953cm" svg:x="12.901cm" svg:y="8.631cm" svg:viewBox="0 0 1554 954" draw:points="0,954 1554,954 1554,0 0,0">
            <text:p/>
          </draw:polygon>
          <draw:line draw:style-name="gr2" draw:text-style-name="P1" draw:layer="layout" svg:x1="12.666cm" svg:y1="9.108cm" svg:x2="13.378cm" svg:y2="9.108cm">
            <text:p/>
          </draw:line>
          <draw:polygon draw:style-name="gr3" draw:text-style-name="P1" draw:layer="layout" svg:width="0.178cm" svg:height="0.18cm" svg:x="13.349cm" svg:y="9.018cm" svg:viewBox="0 0 179 181" draw:points="0,181 0,0 179,90">
            <text:p/>
          </draw:polygon>
          <draw:polygon draw:style-name="gr4" draw:text-style-name="P1" draw:layer="layout" svg:width="0.178cm" svg:height="0.18cm" svg:x="13.349cm" svg:y="9.018cm" svg:viewBox="0 0 179 181" draw:points="179,90 0,181 0,0">
            <text:p/>
          </draw:polygon>
          <draw:polygon draw:style-name="gr5" draw:text-style-name="P1" draw:layer="layout" svg:width="0.476cm" svg:height="0.478cm" svg:x="13.618cm" svg:y="8.869cm" svg:viewBox="0 0 477 479" draw:points="0,479 477,479 477,0 0,0">
            <text:p/>
          </draw:polygon>
        </draw:g>
        <draw:g xml:id="id12" draw:id="id12">
          <draw:polygon draw:style-name="gr1" draw:text-style-name="P1" draw:layer="layout" svg:width="1.553cm" svg:height="0.956cm" svg:x="6.907cm" svg:y="6.545cm" svg:viewBox="0 0 1554 957" draw:points="0,957 1554,957 1554,0 0,0">
            <text:p/>
          </draw:polygon>
          <draw:polygon draw:style-name="gr6" draw:text-style-name="P1" draw:layer="layout" svg:width="0.167cm" svg:height="0.083cm" svg:x="8.137cm" svg:y="6.938cm" svg:viewBox="0 0 168 84" draw:points="168,84 84,0 0,84">
            <text:p/>
          </draw:polygon>
          <draw:polygon draw:style-name="gr6" draw:text-style-name="P1" draw:layer="layout" svg:width="0.167cm" svg:height="0.083cm" svg:x="8.137cm" svg:y="7.022cm" svg:viewBox="0 0 168 84" draw:points="168,0 0,0 84,84">
            <text:p/>
          </draw:polygon>
          <draw:polygon draw:style-name="gr7" draw:text-style-name="P1" draw:layer="layout" svg:width="0.167cm" svg:height="0.167cm" svg:x="8.137cm" svg:y="6.938cm" svg:viewBox="0 0 168 168" draw:points="84,168 168,84 84,0 0,84">
            <text:p/>
          </draw:polygon>
          <draw:polygon draw:style-name="gr6" draw:text-style-name="P1" draw:layer="layout" svg:width="0.089cm" svg:height="0.089cm" svg:x="8.011cm" svg:y="6.978cm" svg:viewBox="0 0 90 90" draw:points="0,90 0,0 90,44">
            <text:p/>
          </draw:polygon>
          <draw:polygon draw:style-name="gr7" draw:text-style-name="P1" draw:layer="layout" svg:width="0.089cm" svg:height="0.089cm" svg:x="8.011cm" svg:y="6.978cm" svg:viewBox="0 0 90 90" draw:points="90,44 0,90 0,0">
            <text:p/>
          </draw:polygon>
          <draw:polygon draw:style-name="gr3" draw:text-style-name="P1" draw:layer="layout" svg:width="0.178cm" svg:height="0.178cm" svg:x="7.355cm" svg:y="6.934cm" svg:viewBox="0 0 179 179" draw:points="0,179 0,0 179,88">
            <text:p/>
          </draw:polygon>
          <draw:polygon draw:style-name="gr4" draw:text-style-name="P1" draw:layer="layout" svg:width="0.178cm" svg:height="0.178cm" svg:x="7.355cm" svg:y="6.934cm" svg:viewBox="0 0 179 179" draw:points="179,88 0,179 0,0">
            <text:p/>
          </draw:polygon>
          <draw:line draw:style-name="gr8" draw:text-style-name="P1" draw:layer="layout" svg:x1="8.011cm" svg:y1="7.022cm" svg:x2="7.439cm" svg:y2="7.022cm">
            <text:p/>
          </draw:line>
          <draw:line draw:style-name="gr9" draw:text-style-name="P1" draw:layer="layout" svg:x1="6.568cm" svg:y1="7.022cm" svg:x2="7.384cm" svg:y2="7.022cm">
            <text:p/>
          </draw:line>
        </draw:g>
        <draw:g>
          <draw:polyline draw:style-name="gr8" draw:text-style-name="P1" draw:layer="layout" svg:width="0.245cm" svg:height="0.491cm" svg:x="8.964cm" svg:y="7.346cm" svg:viewBox="0 0 246 492" draw:points="0,0 0,492 246,492">
            <text:p/>
          </draw:polyline>
          <draw:polygon draw:style-name="gr5" draw:text-style-name="P1" draw:layer="layout" svg:width="0.298cm" svg:height="0.298cm" svg:x="9.061cm" svg:y="7.689cm" svg:viewBox="0 0 299 299" draw:points="0,299 299,299 299,0 0,0">
            <text:p/>
          </draw:polygon>
          <draw:frame draw:style-name="gr13" draw:text-style-name="P2" draw:layer="layout" svg:width="0.642cm" svg:height="0.501cm" svg:x="8.891cm" svg:y="7.607cm">
            <draw:text-box>
              <text:p><text:span text:style-name="T1">E</text:span></text:p>
            </draw:text-box>
          </draw:frame>
          <draw:custom-shape draw:style-name="gr14" draw:text-style-name="P1" draw:layer="layout" svg:width="0.279cm" svg:height="0.279cm" svg:x="8.819cm" svg:y="7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5" draw:text-style-name="P1" draw:layer="layout" draw:type="curve" svg:x1="10.373cm" svg:y1="7.505cm" svg:x2="12.666cm" svg:y2="9.108cm" draw:start-shape="id7" draw:start-glue-point="2" draw:end-shape="id8" draw:end-glue-point="3" svg:d="M10373 7505c0 1069 764 1603 2293 1603" svg:viewBox="0 0 2294 1604">
          <text:p/>
        </draw:connector>
        <draw:g xml:id="id10" draw:id="id10">
          <draw:polygon draw:style-name="gr1" draw:text-style-name="P1" draw:layer="layout" svg:width="1.553cm" svg:height="0.953cm" svg:x="12.251cm" svg:y="15.596cm" svg:viewBox="0 0 1554 954" draw:points="0,954 1554,954 1554,0 0,0">
            <text:p/>
          </draw:polygon>
          <draw:line draw:style-name="gr2" draw:text-style-name="P1" draw:layer="layout" svg:x1="12.016cm" svg:y1="16.073cm" svg:x2="12.728cm" svg:y2="16.073cm">
            <text:p/>
          </draw:line>
          <draw:polygon draw:style-name="gr3" draw:text-style-name="P1" draw:layer="layout" svg:width="0.178cm" svg:height="0.18cm" svg:x="12.699cm" svg:y="15.983cm" svg:viewBox="0 0 179 181" draw:points="0,181 0,0 179,90">
            <text:p/>
          </draw:polygon>
          <draw:polygon draw:style-name="gr4" draw:text-style-name="P1" draw:layer="layout" svg:width="0.178cm" svg:height="0.18cm" svg:x="12.699cm" svg:y="15.983cm" svg:viewBox="0 0 179 181" draw:points="179,90 0,181 0,0">
            <text:p/>
          </draw:polygon>
          <draw:polygon draw:style-name="gr5" draw:text-style-name="P1" draw:layer="layout" svg:width="0.476cm" svg:height="0.478cm" svg:x="12.968cm" svg:y="15.834cm" svg:viewBox="0 0 477 479" draw:points="0,479 477,479 477,0 0,0">
            <text:p/>
          </draw:polygon>
        </draw:g>
        <draw:g>
          <draw:polyline draw:style-name="gr8" draw:text-style-name="P1" draw:layer="layout" svg:width="0.245cm" svg:height="0.491cm" svg:x="8.069cm" svg:y="16.083cm" svg:viewBox="0 0 246 492" draw:points="0,0 0,492 246,492">
            <text:p/>
          </draw:polyline>
          <draw:polygon draw:style-name="gr5" draw:text-style-name="P1" draw:layer="layout" svg:width="0.298cm" svg:height="0.298cm" svg:x="8.166cm" svg:y="16.426cm" svg:viewBox="0 0 299 299" draw:points="0,299 299,299 299,0 0,0">
            <text:p/>
          </draw:polygon>
          <draw:frame draw:style-name="gr13" draw:text-style-name="P2" draw:layer="layout" svg:width="0.642cm" svg:height="0.501cm" svg:x="7.996cm" svg:y="16.344cm">
            <draw:text-box>
              <text:p><text:span text:style-name="T1">E</text:span></text:p>
            </draw:text-box>
          </draw:frame>
          <draw:custom-shape draw:style-name="gr14" draw:text-style-name="P1" draw:layer="layout" svg:width="0.279cm" svg:height="0.279cm" svg:x="7.924cm" svg:y="1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5" draw:text-style-name="P1" draw:layer="layout" draw:type="curve" svg:x1="10.714cm" svg:y1="16.049cm" svg:x2="12.016cm" svg:y2="16.073cm" draw:start-shape="id9" draw:start-glue-point="1" draw:end-shape="id10" draw:end-glue-point="3" svg:d="M10714 16049c996 0 345 24 1302 24" svg:viewBox="0 0 1303 25">
          <text:p/>
        </draw:connector>
        <draw:line draw:style-name="gr23" draw:text-style-name="P1" draw:layer="layout" svg:x1="5.532cm" svg:y1="7.015cm" svg:x2="6.574cm" svg:y2="7.016cm">
          <text:p/>
        </draw:line>
        <draw:custom-shape draw:style-name="gr43" draw:text-style-name="P1" draw:layer="layout" svg:width="8.599cm" svg:height="5.01cm" svg:x="6.349cm" svg:y="5.04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8.599cm" svg:height="3.394cm" svg:x="5.742cm" svg:y="14.232cm">
          <text:p/>
          <draw:enhanced-geometry svg:viewBox="0 0 21600 21600" draw:type="rectangle" draw:enhanced-path="M 0 0 L 21600 0 21600 21600 0 21600 0 0 Z N"/>
        </draw:custom-shape>
        <draw:g>
          <draw:g>
            <draw:line draw:style-name="gr26" draw:text-style-name="P1" draw:layer="layout" svg:x1="17.574cm" svg:y1="9.464cm" svg:x2="17.701cm" svg:y2="9.412cm">
              <text:p/>
            </draw:line>
            <draw:line draw:style-name="gr26" draw:text-style-name="P1" draw:layer="layout" svg:x1="17.828cm" svg:y1="9.594cm" svg:x2="17.574cm" svg:y2="9.464cm">
              <text:p/>
            </draw:line>
            <draw:line draw:style-name="gr26" draw:text-style-name="P1" draw:layer="layout" svg:x1="17.574cm" svg:y1="9.724cm" svg:x2="17.828cm" svg:y2="9.594cm">
              <text:p/>
            </draw:line>
            <draw:line draw:style-name="gr26" draw:text-style-name="P1" draw:layer="layout" svg:x1="17.828cm" svg:y1="9.853cm" svg:x2="17.574cm" svg:y2="9.723cm">
              <text:p/>
            </draw:line>
            <draw:line draw:style-name="gr26" draw:text-style-name="P1" draw:layer="layout" svg:x1="17.574cm" svg:y1="9.983cm" svg:x2="17.828cm" svg:y2="9.853cm">
              <text:p/>
            </draw:line>
            <draw:line draw:style-name="gr26" draw:text-style-name="P1" draw:layer="layout" svg:x1="17.828cm" svg:y1="10.113cm" svg:x2="17.574cm" svg:y2="9.983cm">
              <text:p/>
            </draw:line>
            <draw:line draw:style-name="gr26" draw:text-style-name="P1" draw:layer="layout" svg:x1="17.828cm" svg:y1="10.112cm" svg:x2="17.574cm" svg:y2="10.242cm">
              <text:p/>
            </draw:line>
            <draw:line draw:style-name="gr26" draw:text-style-name="P1" draw:layer="layout" svg:x1="17.701cm" svg:y1="10.32cm" svg:x2="17.701cm" svg:y2="10.761cm">
              <text:p/>
            </draw:line>
            <draw:line draw:style-name="gr26" draw:text-style-name="P1" draw:layer="layout" svg:x1="17.701cm" svg:y1="9.412cm" svg:x2="17.701cm" svg:y2="8.945cm">
              <text:p/>
            </draw:line>
            <draw:line draw:style-name="gr27" draw:text-style-name="P1" draw:layer="layout" svg:x1="17.574cm" svg:y1="10.242cm" svg:x2="17.701cm" svg:y2="10.32cm">
              <text:p/>
            </draw:line>
          </draw:g>
        </draw:g>
        <draw:g>
          <draw:line draw:style-name="gr28" draw:text-style-name="P1" draw:layer="layout" svg:x1="15.725cm" svg:y1="8.74cm" svg:x2="15.744cm" svg:y2="9.248cm">
            <text:p/>
          </draw:line>
          <draw:line draw:style-name="gr28" draw:text-style-name="P1" draw:layer="layout" svg:x1="16.242cm" svg:y1="8.975cm" svg:x2="15.744cm" svg:y2="9.248cm">
            <text:p/>
          </draw:line>
          <draw:line draw:style-name="gr28" draw:text-style-name="P1" draw:layer="layout" svg:x1="15.725cm" svg:y1="8.74cm" svg:x2="16.242cm" svg:y2="8.975cm">
            <text:p/>
          </draw:line>
          <draw:line draw:style-name="gr28" draw:text-style-name="P1" draw:layer="layout" svg:x1="16.232cm" svg:y1="8.721cm" svg:x2="16.251cm" svg:y2="9.229cm">
            <text:p/>
          </draw:line>
          <draw:line draw:style-name="gr28" draw:text-style-name="P1" draw:layer="layout" svg:x1="15.735cm" svg:y1="8.993cm" svg:x2="15.227cm" svg:y2="9.012cm">
            <text:p/>
          </draw:line>
          <draw:line draw:style-name="gr28" draw:text-style-name="P1" draw:layer="layout" svg:x1="16.242cm" svg:y1="8.975cm" svg:x2="16.75cm" svg:y2="8.956cm">
            <text:p/>
          </draw:line>
          <draw:circle draw:style-name="gr29" draw:text-style-name="P3" draw:layer="layout" svg:width="1.016cm" svg:height="1.016cm" draw:transform="rotate (1.60814637278758) translate (15.499cm 9.511cm)">
            <text:p/>
          </draw:circle>
          <draw:line draw:style-name="gr30" draw:text-style-name="P4" draw:layer="layout" svg:x1="15.837cm" svg:y1="8.354cm" svg:x2="16.199cm" svg:y2="7.832cm">
            <text:p/>
          </draw:line>
          <draw:line draw:style-name="gr31" draw:text-style-name="P4" draw:layer="layout" svg:x1="16.218cm" svg:y1="8.34cm" svg:x2="16.58cm" svg:y2="7.818cm">
            <text:p/>
          </draw:line>
          <draw:line draw:style-name="gr32" draw:text-style-name="P4" draw:layer="layout" svg:x1="15.885cm" svg:y1="9.623cm" svg:x2="16.285cm" svg:y2="10.116cm">
            <text:p/>
          </draw:line>
          <draw:line draw:style-name="gr33" draw:text-style-name="P4" draw:layer="layout" svg:x1="16.266cm" svg:y1="9.609cm" svg:x2="16.666cm" svg:y2="10.102cm">
            <text:p/>
          </draw:line>
        </draw:g>
        <draw:g>
          <draw:line draw:style-name="gr22" draw:text-style-name="P1" draw:layer="layout" svg:x1="17.706cm" svg:y1="11.039cm" svg:x2="17.706cm" svg:y2="11.547cm">
            <text:p/>
          </draw:line>
          <draw:line draw:style-name="gr23" draw:text-style-name="P1" draw:layer="layout" svg:x1="17.325cm" svg:y1="11.039cm" svg:x2="18.087cm" svg:y2="11.039cm">
            <text:p/>
          </draw:line>
          <draw:line draw:style-name="gr23" draw:text-style-name="P1" draw:layer="layout" svg:x1="17.515cm" svg:y1="11.217cm" svg:x2="17.897cm" svg:y2="11.217cm">
            <text:p/>
          </draw:line>
          <draw:line draw:style-name="gr23" draw:text-style-name="P1" draw:layer="layout" svg:x1="17.579cm" svg:y1="11.395cm" svg:x2="17.833cm" svg:y2="11.395cm">
            <text:p/>
          </draw:line>
          <draw:line draw:style-name="gr23" draw:text-style-name="P1" draw:layer="layout" svg:x1="17.706cm" svg:y1="10.531cm" svg:x2="17.706cm" svg:y2="11.039cm">
            <text:p/>
          </draw:line>
        </draw:g>
        <draw:line draw:style-name="gr23" draw:text-style-name="P1" draw:layer="layout" svg:x1="16.737cm" svg:y1="8.954cm" svg:x2="17.693cm" svg:y2="8.954cm">
          <text:p/>
        </draw:line>
        <draw:line draw:style-name="gr23" draw:text-style-name="P1" draw:layer="layout" svg:x1="14.518cm" svg:y1="9.008cm" svg:x2="15.285cm" svg:y2="9.008cm">
          <text:p/>
        </draw:line>
        <draw:frame draw:style-name="gr36" draw:text-style-name="P5" draw:layer="layout" svg:width="1.188cm" svg:height="0.641cm" svg:x="15.669cm" svg:y="7.175cm">
          <draw:text-box>
            <text:p><text:span text:style-name="T2">LED</text:span></text:p>
          </draw:text-box>
        </draw:frame>
        <draw:frame draw:style-name="gr37" draw:text-style-name="P5" draw:layer="layout" svg:width="0.756cm" svg:height="0.641cm" svg:x="17.899cm" svg:y="9.47cm">
          <draw:text-box>
            <text:p><text:span text:style-name="T2">R</text:span></text:p>
          </draw:text-box>
        </draw:frame>
        <draw:frame draw:style-name="gr38" draw:text-style-name="P5" draw:layer="layout" svg:width="1.285cm" svg:height="0.641cm" svg:x="18.082cm" svg:y="11.057cm">
          <draw:text-box>
            <text:p><text:span text:style-name="T2">GND</text:span></text:p>
          </draw:text-box>
        </draw:frame>
        <draw:frame draw:style-name="gr39" draw:text-style-name="P5" draw:layer="layout" svg:width="1.814cm" svg:height="0.641cm" svg:x="4.617cm" svg:y="5.529cm">
          <draw:text-box>
            <text:p><text:span text:style-name="T2">i2c bus</text:span></text:p>
          </draw:text-box>
        </draw:frame>
        <draw:line draw:style-name="gr35" draw:text-style-name="P1" draw:layer="layout" svg:x1="6.037cm" svg:y1="6.066cm" svg:x2="6.266cm" svg:y2="6.951cm">
          <text:p/>
        </draw:line>
        <draw:line draw:style-name="gr35" draw:text-style-name="P1" draw:layer="layout" svg:x1="4.924cm" svg:y1="6.062cm" svg:x2="6.058cm" svg:y2="6.07cm">
          <text:p/>
        </draw:line>
        <draw:frame draw:style-name="gr41" draw:text-style-name="P5" draw:layer="layout" svg:width="2.542cm" svg:height="0.641cm" svg:x="9.231cm" svg:y="10.242cm">
          <draw:text-box>
            <text:p><text:span text:style-name="T2">Raspberry Pi</text:span></text:p>
          </draw:text-box>
        </draw:frame>
        <draw:frame draw:style-name="gr41" draw:text-style-name="P5" draw:layer="layout" svg:width="2.542cm" svg:height="0.641cm" svg:x="8.662cm" svg:y="17.864cm">
          <draw:text-box>
            <text:p><text:span text:style-name="T2">Raspberry Pi</text:span></text:p>
          </draw:text-box>
        </draw:frame>
        <draw:g xml:id="id7" draw:id="id7">
          <draw:polygon draw:style-name="gr45" draw:text-style-name="P6" draw:layer="layout" svg:width="1.551cm" svg:height="0.953cm" svg:x="9.597cm" svg:y="6.551cm" svg:viewBox="0 0 1552 954" draw:points="0,954 1552,954 1552,0 0,0">
            <text:p/>
          </draw:polygon>
          <draw:line draw:style-name="gr46" draw:text-style-name="P6" draw:layer="layout" svg:x1="9.715cm" svg:y1="7.028cm" svg:x2="11.029cm" svg:y2="7.028cm">
            <text:p/>
          </draw:line>
          <draw:polygon draw:style-name="gr47" draw:text-style-name="P6" draw:layer="layout" svg:width="0.028cm" svg:height="0.058cm" svg:x="10.343cm" svg:y="6.999cm" svg:viewBox="0 0 29 59" draw:points="29,0 0,29 29,59">
            <text:p/>
          </draw:polygon>
          <draw:polygon draw:style-name="gr48" draw:text-style-name="P6" draw:layer="layout" svg:width="0.028cm" svg:height="0.058cm" svg:x="10.373cm" svg:y="6.999cm" svg:viewBox="0 0 29 59" draw:points="0,0 0,59 29,29">
            <text:p/>
          </draw:polygon>
          <draw:polygon draw:style-name="gr49" draw:text-style-name="P6" draw:layer="layout" svg:width="0.058cm" svg:height="0cm" svg:x="10.343cm" svg:y="7.028cm" svg:viewBox="0 0 59 0" draw:points="59,0 0,0">
            <text:p/>
          </draw:polygon>
          <draw:line draw:style-name="gr50" draw:text-style-name="P6" draw:layer="layout" svg:x1="10.373cm" svg:y1="7.028cm" svg:x2="10.373cm" svg:y2="7.268cm">
            <text:p/>
          </draw:line>
          <draw:polygon draw:style-name="gr51" draw:text-style-name="P6" draw:layer="layout" svg:width="0.087cm" svg:height="0.087cm" svg:x="10.328cm" svg:y="7.268cm" svg:viewBox="0 0 88 88" draw:points="88,0 0,0 44,88">
            <text:p/>
          </draw:polygon>
          <draw:polygon draw:style-name="gr52" draw:text-style-name="P6" draw:layer="layout" svg:width="0.087cm" svg:height="0.087cm" svg:x="10.328cm" svg:y="7.268cm" svg:viewBox="0 0 88 88" draw:points="44,88 88,0 0,0">
            <text:p/>
          </draw:polygon>
        </draw:g>
        <draw:g xml:id="id11" draw:id="id11">
          <draw:polygon draw:style-name="gr1" draw:text-style-name="P1" draw:layer="layout" svg:width="1.553cm" svg:height="0.953cm" svg:x="12.874cm" svg:y="5.615cm" svg:viewBox="0 0 1554 954" draw:points="0,954 1554,954 1554,0 0,0">
            <text:p/>
          </draw:polygon>
          <draw:line draw:style-name="gr2" draw:text-style-name="P1" draw:layer="layout" svg:x1="12.639cm" svg:y1="6.092cm" svg:x2="13.351cm" svg:y2="6.092cm">
            <text:p/>
          </draw:line>
          <draw:polygon draw:style-name="gr3" draw:text-style-name="P1" draw:layer="layout" svg:width="0.178cm" svg:height="0.18cm" svg:x="13.322cm" svg:y="6.002cm" svg:viewBox="0 0 179 181" draw:points="0,181 0,0 179,90">
            <text:p/>
          </draw:polygon>
          <draw:polygon draw:style-name="gr4" draw:text-style-name="P1" draw:layer="layout" svg:width="0.178cm" svg:height="0.18cm" svg:x="13.322cm" svg:y="6.002cm" svg:viewBox="0 0 179 181" draw:points="179,90 0,181 0,0">
            <text:p/>
          </draw:polygon>
          <draw:polygon draw:style-name="gr5" draw:text-style-name="P1" draw:layer="layout" svg:width="0.476cm" svg:height="0.478cm" svg:x="13.591cm" svg:y="5.853cm" svg:viewBox="0 0 477 479" draw:points="0,479 477,479 477,0 0,0">
            <text:p/>
          </draw:polygon>
        </draw:g>
        <draw:connector draw:style-name="gr15" draw:text-style-name="P1" draw:layer="layout" draw:type="curve" svg:x1="11.149cm" svg:y1="7.028cm" svg:x2="12.639cm" svg:y2="6.092cm" draw:start-shape="id7" draw:start-glue-point="1" draw:end-shape="id11" draw:end-glue-point="3" svg:d="M11149 7028c1137 0 392-936 1490-936" svg:viewBox="0 0 1491 937">
          <text:p/>
        </draw:connector>
        <draw:connector draw:style-name="gr15" draw:text-style-name="P1" draw:layer="layout" draw:type="curve" svg:x1="8.461cm" svg:y1="7.023cm" svg:x2="9.597cm" svg:y2="7.028cm" draw:start-shape="id12" draw:start-glue-point="1" draw:end-shape="id7" draw:end-glue-point="3" svg:d="M8461 7023c852 0 284 5 1136 5" svg:viewBox="0 0 1137 6">
          <text:p/>
        </draw:connector>
        <draw:g>
          <draw:polyline draw:style-name="gr8" draw:text-style-name="P1" draw:layer="layout" svg:width="0.245cm" svg:height="0.491cm" svg:x="15.255cm" svg:y="5.152cm" svg:viewBox="0 0 246 492" draw:points="0,0 0,492 246,492">
            <text:p/>
          </draw:polyline>
          <draw:polygon draw:style-name="gr5" draw:text-style-name="P1" draw:layer="layout" svg:width="0.298cm" svg:height="0.298cm" svg:x="15.352cm" svg:y="5.495cm" svg:viewBox="0 0 299 299" draw:points="0,299 299,299 299,0 0,0">
            <text:p/>
          </draw:polygon>
          <draw:frame draw:style-name="gr13" draw:text-style-name="P2" draw:layer="layout" svg:width="0.642cm" svg:height="0.501cm" svg:x="15.182cm" svg:y="5.413cm">
            <draw:text-box>
              <text:p><text:span text:style-name="T1">E</text:span></text:p>
            </draw:text-box>
          </draw:frame>
          <draw:custom-shape draw:style-name="gr14" draw:text-style-name="P1" draw:layer="layout" svg:width="0.279cm" svg:height="0.279cm" svg:x="15.11cm" svg:y="4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3" draw:text-style-name="P1" xml:id="id13" draw:id="id13" draw:layer="layout" svg:width="0.724cm" svg:height="1.844cm" draw:transform="rotate (1.57777764380287) translate (16.381cm 6.46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1" draw:layer="layout" draw:type="curve" draw:line-skew="0.01cm" svg:x1="14.428cm" svg:y1="6.092cm" svg:x2="16.379cm" svg:y2="6.1cm" draw:start-shape="id11" draw:start-glue-point="1" draw:end-shape="id13" draw:end-glue-point="5" svg:d="M14428 6092c1497 0 522 8 1951 8" svg:viewBox="0 0 1952 9">
          <text:p/>
        </draw:connector>
        <draw:frame draw:style-name="gr54" draw:text-style-name="P5" draw:layer="layout" svg:width="2.966cm" svg:height="0.641cm" svg:x="16.033cm" svg:y="5.18cm">
          <draw:text-box>
            <text:p><text:span text:style-name="T2">MQTT i2c/accel</text:span></text:p>
          </draw:text-box>
        </draw:frame>
        <draw:g xml:id="id15" draw:id="id15">
          <draw:polygon draw:style-name="gr1" draw:text-style-name="P1" draw:layer="layout" svg:width="1.553cm" svg:height="0.953cm" svg:x="5.94cm" svg:y="15.563cm" svg:viewBox="0 0 1554 954" draw:points="0,954 1554,954 1554,0 0,0">
            <text:p/>
          </draw:polygon>
          <draw:line draw:style-name="gr2" draw:text-style-name="P1" draw:layer="layout" svg:x1="5.705cm" svg:y1="16.04cm" svg:x2="6.417cm" svg:y2="16.04cm">
            <text:p/>
          </draw:line>
          <draw:polygon draw:style-name="gr3" draw:text-style-name="P1" draw:layer="layout" svg:width="0.178cm" svg:height="0.18cm" svg:x="6.388cm" svg:y="15.95cm" svg:viewBox="0 0 179 181" draw:points="0,181 0,0 179,90">
            <text:p/>
          </draw:polygon>
          <draw:polygon draw:style-name="gr4" draw:text-style-name="P1" draw:layer="layout" svg:width="0.178cm" svg:height="0.18cm" svg:x="6.388cm" svg:y="15.95cm" svg:viewBox="0 0 179 181" draw:points="179,90 0,181 0,0">
            <text:p/>
          </draw:polygon>
          <draw:polygon draw:style-name="gr5" draw:text-style-name="P1" draw:layer="layout" svg:width="0.476cm" svg:height="0.478cm" svg:x="6.657cm" svg:y="15.801cm" svg:viewBox="0 0 477 479" draw:points="0,479 477,479 477,0 0,0">
            <text:p/>
          </draw:polygon>
        </draw:g>
        <draw:g xml:id="id9" draw:id="id9">
          <draw:polygon draw:style-name="gr1" draw:text-style-name="P1" draw:layer="layout" svg:width="1.553cm" svg:height="0.956cm" svg:x="9.16cm" svg:y="15.571cm" svg:viewBox="0 0 1554 957" draw:points="0,957 1554,957 1554,0 0,0">
            <text:p/>
          </draw:polygon>
          <draw:polygon draw:style-name="gr5" draw:text-style-name="P1" draw:layer="layout" svg:width="0.178cm" svg:height="0.178cm" svg:x="9.37cm" svg:y="15.96cm" svg:viewBox="0 0 179 179" draw:points="0,179 179,179 179,0 0,0">
            <text:p/>
          </draw:polygon>
          <draw:polygon draw:style-name="gr6" draw:text-style-name="P1" draw:layer="layout" svg:width="0.258cm" svg:height="0.171cm" svg:x="9.858cm" svg:y="15.962cm" svg:viewBox="0 0 259 172" draw:points="259,86 0,172 0,0">
            <text:p/>
          </draw:polygon>
          <draw:line draw:style-name="gr8" draw:text-style-name="P1" draw:layer="layout" svg:x1="9.639cm" svg:y1="16.048cm" svg:x2="10.116cm" svg:y2="16.048cm">
            <text:p/>
          </draw:line>
          <draw:polygon draw:style-name="gr5" draw:text-style-name="P1" draw:layer="layout" svg:width="0.417cm" svg:height="0.417cm" svg:x="10.205cm" svg:y="15.84cm" svg:viewBox="0 0 418 418" draw:points="0,418 418,418 418,0 0,0">
            <text:p/>
          </draw:polygon>
        </draw:g>
        <draw:custom-shape draw:style-name="gr53" draw:text-style-name="P1" xml:id="id14" draw:id="id14" draw:layer="layout" svg:width="0.724cm" svg:height="1.844cm" draw:transform="rotate (1.57777764380287) translate (2.51cm 16.4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4" draw:text-style-name="P5" draw:layer="layout" svg:width="2.966cm" svg:height="0.641cm" svg:x="2.162cm" svg:y="15.043cm">
          <draw:text-box>
            <text:p><text:span text:style-name="T2">MQTT i2c/accel</text:span></text:p>
          </draw:text-box>
        </draw:frame>
        <draw:connector draw:style-name="gr15" draw:text-style-name="P1" draw:layer="layout" draw:type="curve" svg:x1="4.353cm" svg:y1="16.045cm" svg:x2="5.705cm" svg:y2="16.04cm" draw:start-shape="id14" draw:start-glue-point="7" draw:end-shape="id15" draw:end-glue-point="3" svg:d="M4353 16045c1014 0 338-5 1352-5" svg:viewBox="0 0 1353 6">
          <text:p/>
        </draw:connector>
        <draw:connector draw:style-name="gr15" draw:text-style-name="P1" draw:layer="layout" draw:type="curve" svg:x1="7.494cm" svg:y1="16.04cm" svg:x2="9.16cm" svg:y2="16.049cm" draw:start-shape="id15" draw:start-glue-point="1" draw:end-shape="id9" draw:end-glue-point="3" svg:d="M7494 16040c1249 0 417 9 1666 9" svg:viewBox="0 0 1667 10">
          <text:p/>
        </draw:connector>
        <draw:frame draw:style-name="gr55" draw:text-style-name="P7" draw:layer="layout" svg:width="4.359cm" svg:height="0.641cm" svg:x="9.642cm" svg:y="17.029cm">
          <draw:text-box>
            <text:p><text:span text:style-name="T3">Add color = f(Z) <text:s/>for LCD</text:span></text:p>
          </draw:text-box>
        </draw:frame>
        <draw:line draw:style-name="gr23" draw:text-style-name="P1" draw:layer="layout" svg:x1="14.366cm" svg:y1="16.073cm" svg:x2="15.408cm" svg:y2="16.074cm">
          <text:p/>
        </draw:line>
        <draw:line draw:style-name="gr35" draw:text-style-name="P1" draw:layer="layout" svg:x1="14.888cm" svg:y1="14.618cm" svg:x2="14.646cm" svg:y2="16.007cm">
          <text:p/>
        </draw:line>
        <draw:line draw:style-name="gr35" draw:text-style-name="P1" draw:layer="layout" svg:x1="16.701cm" svg:y1="14.623cm" svg:x2="14.892cm" svg:y2="14.599cm">
          <text:p/>
        </draw:line>
        <draw:frame draw:style-name="gr39" draw:text-style-name="P5" draw:layer="layout" svg:width="1.814cm" svg:height="0.641cm" svg:x="14.82cm" svg:y="13.993cm">
          <draw:text-box>
            <text:p><text:span text:style-name="T2">i2c bus</text:span></text:p>
          </draw:text-box>
        </draw:frame>
        <draw:line draw:style-name="gr35" draw:text-style-name="P1" draw:layer="layout" svg:x1="9.58cm" svg:y1="16.552cm" svg:x2="9.837cm" svg:y2="17.089cm">
          <text:p/>
        </draw:line>
        <draw:line draw:style-name="gr35" draw:text-style-name="P1" draw:layer="layout" svg:x1="13.925cm" svg:y1="17.089cm" svg:x2="9.84cm" svg:y2="17.089cm">
          <text:p/>
        </draw:line>
        <draw:g>
          <draw:custom-shape draw:style-name="gr20" draw:text-style-name="P1" draw:layer="layout" svg:width="0.316cm" svg:height="0.31cm" svg:x="6.964cm" svg:y="6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" draw:layer="layout" svg:x1="7.04cm" svg:y1="6.81cm" svg:x2="7.116cm" svg:y2="6.873cm">
            <text:p/>
          </draw:line>
          <draw:line draw:style-name="gr21" draw:text-style-name="P1" draw:layer="layout" svg:x1="7.116cm" svg:y1="6.873cm" svg:x2="7.179cm" svg:y2="6.78cm">
            <text:p/>
          </draw:line>
          <draw:g>
            <draw:line draw:style-name="gr21" draw:text-style-name="P1" draw:layer="layout" svg:x1="7.046cm" svg:y1="6.644cm" svg:x2="7.165cm" svg:y2="6.642cm">
              <text:p/>
            </draw:line>
            <draw:line draw:style-name="gr21" draw:text-style-name="P1" draw:layer="layout" svg:x1="7.105cm" svg:y1="6.633cm" svg:x2="7.105cm" svg:y2="6.719cm">
              <text:p/>
            </draw:line>
          </draw:g>
        </draw:g>
        <draw:frame draw:style-name="gr42" draw:text-style-name="P1" xml:id="id16" draw:id="id16" draw:layer="layout" svg:width="4.652cm" svg:height="2.513cm" svg:x="14.957cm" svg:y="14.805cm">
          <draw:image xlink:href="Pictures/100002010000034E0000018AD535E585.png" xlink:type="simple" xlink:show="embed" xlink:actuate="onLoad">
            <text:p/>
          </draw:image>
        </draw:frame>
        <draw:connector draw:style-name="gr15" draw:text-style-name="P1" draw:layer="layout" draw:type="curve" svg:x1="13.805cm" svg:y1="16.073cm" svg:x2="14.957cm" svg:y2="16.061cm" draw:start-shape="id10" draw:start-glue-point="1" draw:end-shape="id16" draw:end-glue-point="3" svg:d="M13805 16073c883 0 308-12 1152-12" svg:viewBox="0 0 1153 13">
          <text:p/>
        </draw:connector>
        <draw:frame draw:style-name="gr56" draw:text-style-name="P8" draw:layer="layout" svg:width="2.365cm" svg:height="0.569cm" svg:x="6.638cm" svg:y="6.052cm">
          <draw:text-box>
            <text:p><text:span text:style-name="T4">pi4j-i2c://</text:span></text:p>
          </draw:text-box>
        </draw:frame>
        <draw:frame draw:style-name="gr56" draw:text-style-name="P8" draw:layer="layout" svg:width="2.365cm" svg:height="0.569cm" svg:x="9.381cm" svg:y="6.035cm">
          <draw:text-box>
            <text:p><text:span text:style-name="T4">wire-tap</text:span></text:p>
          </draw:text-box>
        </draw:frame>
        <draw:frame draw:style-name="gr56" draw:text-style-name="P8" draw:layer="layout" svg:width="2.365cm" svg:height="0.569cm" svg:x="12.773cm" svg:y="5.151cm">
          <draw:text-box>
            <text:p><text:span text:style-name="T4">mqtt://</text:span></text:p>
          </draw:text-box>
        </draw:frame>
        <draw:frame draw:style-name="gr57" draw:text-style-name="P8" draw:layer="layout" svg:width="2.534cm" svg:height="0.569cm" svg:x="12.484cm" svg:y="8.056cm">
          <draw:text-box>
            <text:p><text:span text:style-name="T4">pi4j-gpio://</text:span></text:p>
          </draw:text-box>
        </draw:frame>
        <draw:frame draw:style-name="gr56" draw:text-style-name="P8" draw:layer="layout" svg:width="2.365cm" svg:height="0.569cm" svg:x="11.931cm" svg:y="15.09cm">
          <draw:text-box>
            <text:p><text:span text:style-name="T4">pi4j-i2c://</text:span></text:p>
          </draw:text-box>
        </draw:frame>
        <draw:frame draw:style-name="gr56" draw:text-style-name="P8" draw:layer="layout" svg:width="2.365cm" svg:height="0.569cm" svg:x="5.887cm" svg:y="14.983cm">
          <draw:text-box>
            <text:p><text:span text:style-name="T4">mqtt://</text:span></text:p>
          </draw:text-box>
        </draw:frame>
        <draw:frame draw:style-name="gr56" draw:text-style-name="P8" draw:layer="layout" svg:width="2.365cm" svg:height="0.569cm" svg:x="8.81cm" svg:y="15.02cm">
          <draw:text-box>
            <text:p><text:span text:style-name="T4">processor</text:span></text:p>
          </draw:text-box>
        </draw:frame>
      </draw:page>
      <draw:page draw:name="page3" draw:style-name="dp1" draw:master-page-name="Default">
        <draw:frame draw:style-name="gr42" draw:text-style-name="P1" draw:layer="layout" svg:width="3.66cm" svg:height="2.295cm" svg:x="10.886cm" svg:y="8.375cm">
          <draw:image xlink:href="Pictures/1000020100000258000001C23F07CDD0.png" xlink:type="simple" xlink:show="embed" xlink:actuate="onLoad">
            <text:p/>
          </draw:image>
        </draw:frame>
        <draw:frame draw:style-name="gr42" draw:text-style-name="P1" draw:layer="layout" svg:width="3.66cm" svg:height="2.296cm" svg:x="4.764cm" svg:y="8.216cm">
          <draw:image xlink:href="Pictures/1000020100000258000001C23F07CDD0.png" xlink:type="simple" xlink:show="embed" xlink:actuate="onLoad">
            <text:p/>
          </draw:image>
        </draw:frame>
        <draw:frame draw:style-name="gr42" draw:text-style-name="P1" draw:layer="layout" svg:width="2.725cm" svg:height="2.828cm" svg:x="1.721cm" svg:y="5.185cm">
          <draw:image xlink:href="Pictures/100002010000012C0000012CC1E2E9ED.png" xlink:type="simple" xlink:show="embed" xlink:actuate="onLoad">
            <text:p/>
          </draw:image>
        </draw:frame>
        <draw:frame draw:style-name="gr42" draw:text-style-name="P1" draw:layer="layout" svg:width="3.941cm" svg:height="3.429cm" svg:x="1cm" svg:y="7.905cm">
          <draw:image xlink:href="Pictures/1000020100000258000001CD2B882D5E.png" xlink:type="simple" xlink:show="embed" xlink:actuate="onLoad">
            <text:p/>
          </draw:image>
        </draw:frame>
        <draw:custom-shape draw:style-name="gr58" draw:text-style-name="P1" xml:id="id17" draw:id="id17" draw:layer="layout" svg:width="0.633cm" svg:height="1.613cm" draw:transform="skewX (-0.000698131700797731) rotate (1.57777764380287) translate (8.802cm 8.56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1" draw:layer="layout" draw:type="curve" svg:x1="7.347cm" svg:y1="8.237cm" svg:x2="8.8cm" svg:y2="8.248cm" draw:end-shape="id17" draw:end-glue-point="5" svg:d="M7347 8237c714 0-12 11 1453 11" svg:viewBox="0 0 1454 12">
          <text:p/>
        </draw:connector>
        <draw:frame draw:style-name="gr59" draw:text-style-name="P5" draw:layer="layout" svg:width="1.586cm" svg:height="0.641cm" svg:x="8.87cm" svg:y="7.344cm">
          <draw:text-box>
            <text:p><text:span text:style-name="T2">MQTT</text:span></text:p>
          </draw:text-box>
        </draw:frame>
        <draw:frame draw:style-name="gr42" draw:text-style-name="P1" xml:id="id18" draw:id="id18" draw:layer="layout" svg:width="4.068cm" svg:height="2.197cm" svg:x="14.715cm" svg:y="7.085cm">
          <draw:image xlink:href="Pictures/100002010000034E0000018AD535E585.png" xlink:type="simple" xlink:show="embed" xlink:actuate="onLoad">
            <text:p/>
          </draw:image>
        </draw:frame>
        <draw:connector draw:style-name="gr15" draw:text-style-name="P1" draw:layer="layout" draw:type="curve" svg:x1="13.63cm" svg:y1="8.195cm" svg:x2="14.715cm" svg:y2="8.183cm" draw:end-shape="id18" draw:end-glue-point="3" svg:d="M13630 8195c439 0-103-12 1085-12" svg:viewBox="0 0 1086 13">
          <text:p/>
        </draw:connector>
        <draw:connector draw:style-name="gr15" draw:text-style-name="P1" draw:layer="layout" draw:type="curve" svg:x1="10.414cm" svg:y1="8.234cm" svg:x2="11.484cm" svg:y2="8.195cm" draw:start-shape="id17" draw:start-glue-point="7" svg:d="M10414 8234c1177 0 643-39 1070-39" svg:viewBox="0 0 1071 40">
          <text:p/>
        </draw:connector>
        <draw:frame draw:style-name="gr42" draw:text-style-name="P1" draw:layer="layout" svg:width="1.861cm" svg:height="1.672cm" svg:x="4.606cm" svg:y="6.979cm">
          <draw:image xlink:href="Pictures/1000020100000108000000ECE0443F9F.png" xlink:type="simple" xlink:show="embed" xlink:actuate="onLoad">
            <text:p/>
          </draw:image>
        </draw:frame>
        <draw:frame draw:style-name="gr42" draw:text-style-name="P1" draw:layer="layout" svg:width="1.34cm" svg:height="1.214cm" svg:x="5.837cm" svg:y="7.61cm">
          <draw:image xlink:href="Pictures/100002010000012C0000012C1B1A0C25.png" xlink:type="simple" xlink:show="embed" xlink:actuate="onLoad">
            <text:p/>
          </draw:image>
        </draw:frame>
        <draw:frame draw:style-name="gr42" draw:text-style-name="P1" draw:layer="layout" svg:width="1.861cm" svg:height="1.672cm" svg:x="11.548cm" svg:y="7.105cm">
          <draw:image xlink:href="Pictures/1000020100000108000000ECE0443F9F.png" xlink:type="simple" xlink:show="embed" xlink:actuate="onLoad">
            <text:p/>
          </draw:image>
        </draw:frame>
        <draw:frame draw:style-name="gr42" draw:text-style-name="P1" draw:layer="layout" svg:width="1.34cm" svg:height="1.214cm" svg:x="12.779cm" svg:y="7.736cm">
          <draw:image xlink:href="Pictures/100002010000012C0000012C1B1A0C25.png" xlink:type="simple" xlink:show="embed" xlink:actuate="onLoad">
            <text:p/>
          </draw:image>
        </draw:frame>
        <draw:frame draw:style-name="gr60" draw:text-style-name="P5" draw:layer="layout" svg:width="1.587cm" svg:height="0.641cm" svg:x="3.771cm" svg:y="7.746cm">
          <draw:text-box>
            <text:p><text:span text:style-name="T2">i2c</text:span></text:p>
          </draw:text-box>
        </draw:frame>
        <draw:frame draw:style-name="gr59" draw:text-style-name="P5" draw:layer="layout" svg:width="1.586cm" svg:height="0.641cm" svg:x="13.944cm" svg:y="7.56cm">
          <draw:text-box>
            <text:p><text:span text:style-name="T2">i2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7" draw:display-name="Arrowheads 17" svg:viewBox="0 0 20 30" svg:d="M10 0l-10 30h20z"/>
    <draw:marker draw:name="Arrowheads_20_18" draw:display-name="Arrowheads 1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1T14:33:32.382565000</meta:creation-date>
    <dc:date>2015-05-19T16:25:22.415529000</dc:date>
    <meta:editing-duration>PT1H29M31S</meta:editing-duration>
    <meta:editing-cycles>23</meta:editing-cycles>
    <meta:generator>LibreOffice/4.3.7.2$MacOSX_X86_64 LibreOffice_project/8a35821d8636a03b8bf4e15b48f59794652c68ba</meta:generator>
    <meta:document-statistic meta:object-count="367"/>
  </office:meta>
</office:document-meta>
</file>